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26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4.12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2.3673in"/>
    </style:style>
    <style:style style:name="co8" style:family="table-column">
      <style:table-column-properties fo:break-before="auto" style:column-width="0.5091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2.7783in"/>
    </style:style>
    <style:style style:name="co11" style:family="table-column">
      <style:table-column-properties fo:break-before="auto" style:column-width="1.0634in"/>
    </style:style>
    <style:style style:name="co12" style:family="table-column">
      <style:table-column-properties fo:break-before="auto" style:column-width="1.8583in"/>
    </style:style>
    <style:style style:name="co13" style:family="table-column">
      <style:table-column-properties fo:break-before="auto" style:column-width="2.7602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4.4583in"/>
    </style:style>
    <style:style style:name="co16" style:family="table-column">
      <style:table-column-properties fo:break-before="auto" style:column-width="1.7508in"/>
    </style:style>
    <style:style style:name="co17" style:family="table-column">
      <style:table-column-properties fo:break-before="auto" style:column-width="2.5728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1.9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81d41a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39" style:family="table-cell" style:parent-style-name="Default" style:data-style-name="N104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4">
      <style:text-properties fo:font-weight="bold" style:font-weight-asian="bold" style:font-weight-complex="bold"/>
    </style:style>
    <style:style style:name="ce55" style:family="table-cell" style:parent-style-name="Default" style:data-style-name="N104"/>
    <style:style style:name="ce5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04"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7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Large Compon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5"/>
        <table:table-column table:style-name="co3" table:number-columns-repeated="1020" table:default-cell-style-name="Default"/>
        <table:table-row table:style-name="ro1">
          <table:table-cell table:style-name="ce51" office:value-type="string" calcext:value-type="string">
            <text:p>Part</text:p>
          </table:table-cell>
          <table:table-cell table:style-name="ce51" office:value-type="string" calcext:value-type="string">
            <text:p>Vendor</text:p>
          </table:table-cell>
          <table:table-cell table:style-name="ce51" office:value-type="string" calcext:value-type="string">
            <text:p>Model</text:p>
          </table:table-cell>
          <table:table-cell table:style-name="ce54" office:value-type="string" calcext:value-type="string">
            <text:p>Price</text:p>
          </table:table-cell>
          <table:table-cell table:style-name="ce51" table:number-columns-repeated="1020"/>
        </table:table-row>
        <table:table-row table:style-name="ro1">
          <table:table-cell office:value-type="string" calcext:value-type="string">
            <text:p>Laser Diode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405P20</text:p>
          </table:table-cell>
          <table:table-cell office:value-type="currency" office:currency="USD" office:value="58.21" calcext:value-type="currency">
            <text:p>$58.21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laser driv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LD101</text:p>
          </table:table-cell>
          <table:table-cell office:value-type="currency" office:currency="USD" office:value="973.85" calcext:value-type="currency">
            <text:p>$973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er Diode Kit (includes controllers)</text:p>
          </table:table-cell>
          <table:table-cell office:value-type="string" calcext:value-type="string">
            <text:p>Thorlabs</text:p>
          </table:table-cell>
          <table:table-cell table:style-name="ce52" office:value-type="string" calcext:value-type="string">
            <text:p>LTC56A</text:p>
          </table:table-cell>
          <table:table-cell office:value-type="currency" office:currency="USD" office:value="3132.86" calcext:value-type="currency">
            <text:p>$3,132.86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Mount and 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DM9T</text:p>
          </table:table-cell>
          <table:table-cell office:value-type="currency" office:currency="USD" office:value="937.13" calcext:value-type="currency">
            <text:p>$937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PS002</text:p>
          </table:table-cell>
          <table:table-cell office:value-type="currency" office:currency="USD" office:value="128.29" calcext:value-type="currency">
            <text:p>$128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 photon detec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PDMA</text:p>
          </table:table-cell>
          <table:table-cell office:value-type="currency" office:currency="USD" office:value="4915.89" calcext:value-type="currency">
            <text:p>$4,91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table:style-name="ce53" office:value-type="string" calcext:value-type="string">
            <text:p><text:span text:style-name="T2"><text:a xlink:href="https://www.thorlabs.com/thorproduct.cfm?partnumber=CS165MU" xlink:type="simple">CS165MU</text:a></text:span></text:p>
          </table:table-cell>
          <table:table-cell office:value-type="currency" office:currency="USD" office:value="479.86" calcext:value-type="currency">
            <text:p>$479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trometer 350-1100 nm</text:p>
          </table:table-cell>
          <table:table-cell office:value-type="string" calcext:value-type="string">
            <text:p>Ocean Insights</text:p>
          </table:table-cell>
          <table:table-cell/>
          <table:table-cell office:value-type="currency" office:currency="USD" office:value="8000" calcext:value-type="currency">
            <text:p>$8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130C</text:p>
          </table:table-cell>
          <table:table-cell office:value-type="currency" office:currency="USD" office:value="2672.83" calcext:value-type="currency">
            <text:p>$2,672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0 nm, 45 mW, Butterfly DBR Las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DBR780PN</text:p>
          </table:table-cell>
          <table:table-cell office:value-type="currency" office:currency="USD" office:value="6231.6" calcext:value-type="currency">
            <text:p>$6,231.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N cut crystal</text:p>
          </table:table-cell>
          <table:table-cell office:value-type="string" calcext:value-type="string">
            <text:p>Conex</text:p>
          </table:table-cell>
          <table:table-cell/>
          <table:table-cell office:value-type="currency" office:currency="USD" office:value="1400" calcext:value-type="currency">
            <text:p>$1,4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PLN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MSHG1064-.5-10</text:p>
          </table:table-cell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LN oven</text:p>
          </table:table-cell>
          <table:table-cell office:value-type="string" calcext:value-type="string">
            <text:p>Covesion</text:p>
          </table:table-cell>
          <table:table-cell/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currency" office:currency="USD" office:value="21298.92" calcext:value-type="currency">
            <text:p>$21,298.92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ous Compon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57"/>
        <table:table-column table:style-name="co8" table:default-cell-style-name="ce60"/>
        <table:table-column table:style-name="co3" table:default-cell-style-name="ce57"/>
        <table:table-column table:style-name="co9" table:default-cell-style-name="ce62"/>
        <table:table-column table:style-name="co3" table:default-cell-style-name="ce57"/>
        <table:table-column table:style-name="co3" table:number-columns-repeated="1015" table:default-cell-style-name="Default"/>
        <table:table-row table:style-name="ro1">
          <table:table-cell table:style-name="ce51" office:value-type="string" calcext:value-type="string">
            <text:p>System</text:p>
          </table:table-cell>
          <table:table-cell table:style-name="ce51" office:value-type="string" calcext:value-type="string">
            <text:p>Part</text:p>
          </table:table-cell>
          <table:table-cell table:style-name="ce51" office:value-type="string" calcext:value-type="string">
            <text:p>Vendor</text:p>
          </table:table-cell>
          <table:table-cell table:style-name="ce51" office:value-type="string" calcext:value-type="string">
            <text:p>Model</text:p>
          </table:table-cell>
          <table:table-cell table:style-name="ce56" office:value-type="string" calcext:value-type="string">
            <text:p>Price</text:p>
          </table:table-cell>
          <table:table-cell table:style-name="ce59" office:value-type="string" calcext:value-type="string">
            <text:p>QTY</text:p>
          </table:table-cell>
          <table:table-cell table:style-name="ce56" office:value-type="string" calcext:value-type="string">
            <text:p>Shipping</text:p>
          </table:table-cell>
          <table:table-cell table:style-name="ce61" office:value-type="string" calcext:value-type="string">
            <text:p>Tax</text:p>
          </table:table-cell>
          <table:table-cell table:style-name="ce56" office:value-type="string" calcext:value-type="string">
            <text:p>Total</text:p>
          </table:table-cell>
          <table:table-cell table:style-name="ce51" table:number-columns-repeated="1015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780 nm laser FC/APC connector</text:p>
          </table:table-cell>
          <table:table-cell office:value-type="string" calcext:value-type="string">
            <text:p>Eblana Photonics</text:p>
          </table:table-cell>
          <table:table-cell office:value-type="string" calcext:value-type="string">
            <text:p>EP780-2-DM-DX1-FM</text:p>
          </table:table-cell>
          <table:table-cell office:value-type="currency" office:currency="USD" office:value="6210" calcext:value-type="currency">
            <text:p>$6,210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percentage" office:value="0.1" calcext:value-type="percentage">
            <text:p>10.00%</text:p>
          </table:table-cell>
          <table:table-cell table:formula="of:=([.E2]*[.F2]+[.G2])*(1+[.H2])" office:value-type="currency" office:currency="USD" office:value="6941" calcext:value-type="currency">
            <text:p>$6,941.00</text:p>
          </table:table-cell>
          <table:table-cell office:value-type="string" calcext:value-type="string">
            <text:p>50x72.5 mm</text:p>
          </table:table-cell>
          <table:table-cell office:value-type="string" calcext:value-type="string">
            <text:p>2x2.85 i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ariable attenua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VOA780-APC</text:p>
          </table:table-cell>
          <table:table-cell table:style-name="ce58" office:value-type="float" office:value="435.97" calcext:value-type="float">
            <text:p>435.97</text:p>
          </table:table-cell>
          <table:table-cell office:value-type="float" office:value="3" calcext:value-type="float">
            <text:p>3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]*[.F3]+[.G3])*(1+[.H3])" office:value-type="currency" office:currency="USD" office:value="1438.701" calcext:value-type="currency">
            <text:p>$1,438.7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8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4]*[.F4]+[.G4])*(1+[.H4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arization Control</text:p>
          </table:table-cell>
          <table:table-cell office:value-type="string" calcext:value-type="string">
            <text:p>Fiber-based Polarization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PC900</text:p>
          </table:table-cell>
          <table:table-cell table:style-name="ce58" office:value-type="float" office:value="489.15" calcext:value-type="float">
            <text:p>489.1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5]*[.F5]+[.G5])*(1+[.H5])" office:value-type="currency" office:currency="USD" office:value="538.065" calcext:value-type="currency">
            <text:p>$538.0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Oz Optics</text:p>
          </table:table-cell>
          <table:table-cell office:value-type="string" calcext:value-type="string">
            <text:p>HFPC-11-1300/1550-S-9/125-3A3A</text:p>
          </table:table-cell>
          <table:table-cell table:style-name="ce58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6]*[.F6]+[.G6])*(1+[.H6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8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7]*[.F7]+[.G7])*(1+[.H7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angled photon generation</text:p>
          </table:table-cell>
          <table:table-cell office:value-type="string" calcext:value-type="string">
            <text:p>Spontaneous Parametric Down Conversion (SPDC) waveguide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WGCO-1560</text:p>
          </table:table-cell>
          <table:table-cell office:value-type="currency" office:currency="USD" office:value="11354" calcext:value-type="currency">
            <text:p>$11,35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8]*[.F8]+[.G8])*(1+[.H8])" office:value-type="currency" office:currency="USD" office:value="12489.4" calcext:value-type="currency">
            <text:p>$12,489.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OC3</text:p>
          </table:table-cell>
          <table:table-cell office:value-type="currency" office:currency="USD" office:value="1514" calcext:value-type="currency">
            <text:p>$1,51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9]*[.F9]+[.G9])*(1+[.H9])" office:value-type="currency" office:currency="USD" office:value="1665.4" calcext:value-type="currency">
            <text:p>$1,665.4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0]*[.F10]+[.G10])*(1+[.H1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1]*[.F11]+[.G11])*(1+[.H1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pass filter</text:p>
          </table:table-cell>
          <table:table-cell office:value-type="string" calcext:value-type="string">
            <text:p>Fiber-based bandpass filter</text:p>
          </table:table-cell>
          <table:table-cell office:value-type="string" calcext:value-type="string">
            <text:p>Agiltron</text:p>
          </table:table-cell>
          <table:table-cell office:value-type="string" calcext:value-type="string">
            <text:p>FOTF-035121331</text:p>
          </table:table-cell>
          <table:table-cell office:value-type="currency" office:currency="USD" office:value="902" calcext:value-type="currency">
            <text:p>$902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2]*[.F12]+[.G12])*(1+[.H12])" office:value-type="currency" office:currency="USD" office:value="992.2" calcext:value-type="currency">
            <text:p>$992.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velength Division Multiplexer C- and L- bands</text:p>
          </table:table-cell>
          <table:table-cell table:number-columns-repeated="2"/>
          <table:table-cell office:value-type="currency" office:currency="USD" office:value="300" calcext:value-type="currency">
            <text:p>$3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3]*[.F13]+[.G13])*(1+[.H13])" office:value-type="currency" office:currency="USD" office:value="330" calcext:value-type="currency">
            <text:p>$33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nable Filters</text:p>
          </table:table-cell>
          <table:table-cell office:value-type="string" calcext:value-type="string">
            <text:p>Oz Optics</text:p>
          </table:table-cell>
          <table:table-cell/>
          <table:table-cell office:value-type="currency" office:currency="USD" office:value="300" calcext:value-type="currency">
            <text:p>$300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4]*[.F14]+[.G14])*(1+[.H14])" office:value-type="currency" office:currency="USD" office:value="660" calcext:value-type="currency">
            <text:p>$66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5]*[.F15]+[.G15])*(1+[.H15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por Cell system</text:p>
          </table:table-cell>
          <table:table-cell office:value-type="string" calcext:value-type="string">
            <text:p>Optics heater and magnet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KDAV</text:p>
          </table:table-cell>
          <table:table-cell office:value-type="currency" office:currency="USD" office:value="5795" calcext:value-type="currency">
            <text:p>$5,79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6]*[.F16]+[.G16])*(1+[.H16])" office:value-type="currency" office:currency="USD" office:value="6374.5" calcext:value-type="currency">
            <text:p>$6,374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por cell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7]*[.F17]+[.G17])*(1+[.H17])" office:value-type="currency" office:currency="USD" office:value="632.5" calcext:value-type="currency">
            <text:p>$632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060" calcext:value-type="currency">
            <text:p>$1,06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8]*[.F18]+[.G18])*(1+[.H18])" office:value-type="currency" office:currency="USD" office:value="1166" calcext:value-type="currency">
            <text:p>$1,166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eadboard (2x3’, Aluminum, non-magnetic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BG2436F</text:p>
          </table:table-cell>
          <table:table-cell office:value-type="currency" office:currency="USD" office:value="1161.91" calcext:value-type="currency">
            <text:p>$1,161.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9]*[.F19]+[.G19])*(1+[.H19])" office:value-type="currency" office:currency="USD" office:value="1278.101" calcext:value-type="currency">
            <text:p>$1,278.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etylene C2H2 reference cell pigtailed</text:p>
          </table:table-cell>
          <table:table-cell office:value-type="string" calcext:value-type="string">
            <text:p>Wavelength References</text:p>
          </table:table-cell>
          <table:table-cell office:value-type="string" calcext:value-type="string">
            <text:p>C2H2-12-H(3)-200-FCAPC</text:p>
          </table:table-cell>
          <table:table-cell office:value-type="currency" office:currency="USD" office:value="510" calcext:value-type="currency">
            <text:p>$51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ection</text:p>
          </table:table-cell>
          <table:table-cell office:value-type="string" calcext:value-type="string">
            <text:p>InGaAs APD pigtailed</text:p>
          </table:table-cell>
          <table:table-cell office:value-type="string" calcext:value-type="string">
            <text:p>Excelitas</text:p>
          </table:table-cell>
          <table:table-cell office:value-type="string" calcext:value-type="string">
            <text:p>C30733BQC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4]*[.F24]+[.G24])*(1+[.H24])" office:value-type="currency" office:currency="USD" office:value="6446.902" calcext:value-type="currency">
            <text:p>$6,446.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S165MU</text:p>
          </table:table-cell>
          <table:table-cell office:value-type="currency" office:currency="USD" office:value="479.86" calcext:value-type="currency">
            <text:p>$479.8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5]*[.F25]+[.G25])*(1+[.H25])" office:value-type="currency" office:currency="USD" office:value="527.846" calcext:value-type="currency">
            <text:p>$52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ectrometer (Optical Spectrum Analyzer)</text:p>
          </table:table-cell>
          <table:table-cell office:value-type="string" calcext:value-type="string">
            <text:p>BaySpec</text:p>
          </table:table-cell>
          <table:table-cell office:value-type="string" calcext:value-type="string">
            <text:p>OCPM-050-160-1400-FA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6]*[.F26]+[.G26])*(1+[.H26])" office:value-type="currency" office:currency="USD" office:value="6600" calcext:value-type="currency">
            <text:p>$6,60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detector fiber mounted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1C</text:p>
          </table:table-cell>
          <table:table-cell office:value-type="currency" office:currency="USD" office:value="406.28" calcext:value-type="currency">
            <text:p>$406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7]*[.F27]+[.G27])*(1+[.H27])" office:value-type="currency" office:currency="USD" office:value="446.908" calcext:value-type="currency">
            <text:p>$446.9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detector free space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20C</text:p>
          </table:table-cell>
          <table:table-cell office:value-type="currency" office:currency="USD" office:value="381.34" calcext:value-type="currency">
            <text:p>$381.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detector fiber mounted, 800-17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5C</text:p>
          </table:table-cell>
          <table:table-cell office:value-type="currency" office:currency="USD" office:value="586.84" calcext:value-type="currency">
            <text:p>$586.8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9]*[.F29]+[.G29])*(1+[.H29])" office:value-type="currency" office:currency="USD" office:value="645.524" calcext:value-type="currency">
            <text:p>$645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Meter Interface with USB, RS232, UART, Analog Ou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1</text:p>
          </table:table-cell>
          <table:table-cell office:value-type="currency" office:currency="USD" office:value="568.63" calcext:value-type="currency">
            <text:p>$568.6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and Energy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0D</text:p>
          </table:table-cell>
          <table:table-cell office:value-type="currency" office:currency="USD" office:value="1359.32" calcext:value-type="currency">
            <text:p>$1,359.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ee-Space Balanced Photodetector, Si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4"/>
          <table:table-cell office:value-type="string" calcext:value-type="string">
            <text:p>BW 1 MHz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 Ch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5020</text:p>
          </table:table-cell>
          <table:table-cell office:value-type="currency" office:currency="USD" office:value="3781.7" calcext:value-type="currency">
            <text:p>$3,781.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Swabian</text:p>
          </table:table-cell>
          <table:table-cell office:value-type="string" calcext:value-type="string">
            <text:p>TC20</text:p>
          </table:table-cell>
          <table:table-cell office:value-type="currency" office:currency="USD" office:value="12000" calcext:value-type="currency">
            <text:p>$12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4]*[.F34]+[.G34])*(1+[.H34])" office:value-type="currency" office:currency="USD" office:value="13200" calcext:value-type="currency">
            <text:p>$13,20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QuTools</text:p>
          </table:table-cell>
          <table:table-cell office:value-type="string" calcext:value-type="string">
            <text:p>quTag LC</text:p>
          </table:table-cell>
          <table:table-cell office:value-type="currency" office:currency="USD" office:value="7100" calcext:value-type="currency">
            <text:p>$7,10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PicoQuant</text:p>
          </table:table-cell>
          <table:table-cell office:value-type="string" calcext:value-type="string">
            <text:p>Multiharp 150-4N</text:p>
          </table:table-cell>
          <table:table-cell office:value-type="currency" office:currency="USD" office:value="11000" calcext:value-type="currency">
            <text:p>$11,00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scilloscope</text:p>
          </table:table-cell>
          <table:table-cell office:value-type="string" calcext:value-type="string">
            <text:p>PicoScope</text:p>
          </table:table-cell>
          <table:table-cell office:value-type="string" calcext:value-type="string">
            <text:p>5444-D</text:p>
          </table:table-cell>
          <table:table-cell office:value-type="currency" office:currency="USD" office:value="3355" calcext:value-type="currency">
            <text:p>$3,355.00</text:p>
          </table:table-cell>
          <table:table-cell table:number-columns-repeated="4"/>
          <table:table-cell office:value-type="string" calcext:value-type="string">
            <text:p>BW 200 MHz, 1 Gsa/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nection optics</text:p>
          </table:table-cell>
          <table:table-cell office:value-type="string" calcext:value-type="string">
            <text:p>Patch cable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1-780PM-FC-5</text:p>
          </table:table-cell>
          <table:table-cell office:value-type="currency" office:currency="USD" office:value="264" calcext:value-type="currency">
            <text:p>$264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9]*[.F39]+[.G39])*(1+[.H39])" office:value-type="currency" office:currency="USD" office:value="580.8" calcext:value-type="currency">
            <text:p>$580.8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40]*[.F40]+[.G40])*(1+[.H4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2:.I47])" office:value-type="currency" office:currency="USD" office:value="62953.847" calcext:value-type="currency">
            <text:p>$62,953.85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SAS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5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5"/>
        <table:table-column table:style-name="co3" table:number-columns-repeated="1017" table:default-cell-style-name="Default"/>
        <table:table-row table:style-name="ro1">
          <table:table-cell table:style-name="ce51" office:value-type="string" calcext:value-type="string">
            <text:p>Thorlabs SKDAV Kit</text:p>
          </table:table-cell>
          <table:table-cell table:style-name="ce51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art</text:p>
          </table:table-cell>
          <table:table-cell table:style-name="ce54" office:value-type="string" calcext:value-type="string">
            <text:p>Price</text:p>
          </table:table-cell>
          <table:table-cell table:style-name="ce51" office:value-type="string" calcext:value-type="string">
            <text:p>Notes</text:p>
          </table:table-cell>
          <table:table-cell table:style-name="ce51" office:value-type="string" calcext:value-type="string">
            <text:p>Needed Add-on</text:p>
          </table:table-cell>
          <table:table-cell table:style-name="ce51" office:value-type="string" calcext:value-type="string">
            <text:p>Part</text:p>
          </table:table-cell>
          <table:table-cell table:style-name="ce54" office:value-type="string" calcext:value-type="string">
            <text:p>Price</text:p>
          </table:table-cell>
          <table:table-cell table:style-name="ce51" table:number-columns-repeated="1017"/>
        </table:table-row>
        <table:table-row table:style-name="ro1">
          <table:table-cell table:style-name="ce51" table:number-columns-repeated="2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style-name="ce51" office:value-type="string" calcext:value-type="string">
            <text:p>Fiber Input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fiber collimator </text:p>
          </table:table-cell>
          <table:table-cell table:style-name="ce65" office:value-type="string" calcext:value-type="string">
            <text:p><text:s/>F220FC-780</text:p>
          </table:table-cell>
          <table:table-cell office:value-type="currency" office:currency="USD" office:value="193.67" calcext:value-type="currency">
            <text:p>$193.67</text:p>
          </table:table-cell>
          <table:table-cell office:value-type="string" calcext:value-type="string">
            <text:p>FC/PC connector</text:p>
          </table:table-cell>
          <table:table-cell office:value-type="string" calcext:value-type="string">
            <text:p>PM patch cable from laser</text:p>
          </table:table-cell>
          <table:table-cell office:value-type="string" calcext:value-type="string">
            <text:p>P1-780PM-FC-1</text:p>
          </table:table-cell>
          <table:table-cell office:value-type="currency" office:currency="USD" office:value="191.08" calcext:value-type="currency">
            <text:p>$191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Adapter</text:p>
          </table:table-cell>
          <table:table-cell table:style-name="ce65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Plate</text:p>
          </table:table-cell>
          <table:table-cell table:style-name="ce65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65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65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f wave plate</text:p>
          </table:table-cell>
          <table:table-cell table:style-name="ce66" office:value-type="string" calcext:value-type="string">
            <text:p>WPMH05M-780</text:p>
          </table:table-cell>
          <table:table-cell office:value-type="currency" office:currency="USD" office:value="305.05" calcext:value-type="currency">
            <text:p>$305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5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65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6:.C13])" office:value-type="currency" office:currency="USD" office:value="718.33" calcext:value-type="currency">
            <text:p>$718.33</text:p>
          </table:table-cell>
          <table:table-cell table:style-name="ce51" table:number-columns-repeated="2"/>
          <table:table-cell table:style-name="ce72" office:value-type="string" calcext:value-type="string">
            <text:p>SUBTOTAL</text:p>
          </table:table-cell>
          <table:table-cell table:style-name="ce54" table:formula="of:=SUM([.G6:.G13])" office:value-type="currency" office:currency="USD" office:value="191.08" calcext:value-type="currency">
            <text:p>$191.08</text:p>
          </table:table-cell>
          <table:table-cell table:style-name="ce51" table:number-columns-repeated="1017"/>
        </table:table-row>
        <table:table-row table:style-name="ro1">
          <table:table-cell/>
          <table:table-cell table:style-name="ce68"/>
          <table:table-cell table:number-columns-repeated="1022"/>
        </table:table-row>
        <table:table-row table:style-name="ro1">
          <table:table-cell table:style-name="ce51" office:value-type="string" calcext:value-type="string">
            <text:p>Vapor Cell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Heater Assembly</text:p>
          </table:table-cell>
          <table:table-cell table:style-name="ce65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string" calcext:value-type="string">
            <text:p>2x heaters/sensors</text:p>
          </table:table-cell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table:number-columns-repeated="1017"/>
        </table:table-row>
        <table:table-row table:style-name="ro1">
          <table:table-cell/>
          <table:table-cell table:style-name="ce68"/>
          <table:table-cell table:number-columns-repeated="2"/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string" calcext:value-type="string">
            <text:p>2x channe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5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2"/>
          <table:table-cell table:style-name="ce72"/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5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5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17:.C21])" office:value-type="currency" office:currency="USD" office:value="1124.99" calcext:value-type="currency">
            <text:p>$1,124.99</text:p>
          </table:table-cell>
          <table:table-cell table:style-name="ce51" table:number-columns-repeated="2"/>
          <table:table-cell table:style-name="ce72" office:value-type="string" calcext:value-type="string">
            <text:p>SUBTOTAL</text:p>
          </table:table-cell>
          <table:table-cell table:style-name="ce54" table:formula="of:=SUM([.G17:.G21])" office:value-type="currency" office:currency="USD" office:value="1749.9" calcext:value-type="currency">
            <text:p>$1,749.90</text:p>
          </table:table-cell>
          <table:table-cell table:style-name="ce51" table:number-columns-repeated="1017"/>
        </table:table-row>
        <table:table-row table:style-name="ro1">
          <table:table-cell table:style-name="ce51"/>
          <table:table-cell table:style-name="ce67"/>
          <table:table-cell table:style-name="ce54"/>
          <table:table-cell table:style-name="ce51" table:number-columns-repeated="2"/>
          <table:table-cell table:style-name="ce72"/>
          <table:table-cell table:style-name="ce54"/>
          <table:table-cell table:style-name="ce51" table:number-columns-repeated="1017"/>
        </table:table-row>
        <table:table-row table:style-name="ro1">
          <table:table-cell table:style-name="ce51" office:value-type="string" calcext:value-type="string">
            <text:p>Input Prisms</text:p>
          </table:table-cell>
          <table:table-cell table:style-name="ce67"/>
          <table:table-cell table:style-name="ce54"/>
          <table:table-cell table:style-name="ce51" table:number-columns-repeated="2"/>
          <table:table-cell table:style-name="ce72"/>
          <table:table-cell table:style-name="ce54"/>
          <table:table-cell table:style-name="ce51" table:number-columns-repeated="1017"/>
        </table:table-row>
        <table:table-row table:style-name="ro1">
          <table:table-cell table:style-name="ce63" office:value-type="string" calcext:value-type="string">
            <text:p>Kinematic prism mount</text:p>
          </table:table-cell>
          <table:table-cell table:style-name="ce69" office:value-type="string" calcext:value-type="string">
            <text:p>KM100PM</text:p>
          </table:table-cell>
          <table:table-cell table:style-name="ce73" office:value-type="currency" office:currency="USD" office:value="94.04" calcext:value-type="currency">
            <text:p>$94.04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 office:value-type="string" calcext:value-type="string">
            <text:p>optics platform</text:p>
          </table:table-cell>
          <table:table-cell table:style-name="ce69"/>
          <table:table-cell table:style-name="ce73"/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 office:value-type="string" calcext:value-type="string">
            <text:p>10 mm Polarizing beam splitter</text:p>
          </table:table-cell>
          <table:table-cell table:style-name="ce69" office:value-type="string" calcext:value-type="string">
            <text:p>PBS102</text:p>
          </table:table-cell>
          <table:table-cell table:style-name="ce73" office:value-type="currency" office:currency="USD" office:value="237.69" calcext:value-type="currency">
            <text:p>$237.69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 office:value-type="string" calcext:value-type="string">
            <text:p>50-50 beam splitter</text:p>
          </table:table-cell>
          <table:table-cell table:style-name="ce69" office:value-type="string" calcext:value-type="string">
            <text:p>BS011</text:p>
          </table:table-cell>
          <table:table-cell table:style-name="ce73" office:value-type="currency" office:currency="USD" office:value="219.89" calcext:value-type="currency">
            <text:p>$219.89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 office:value-type="string" calcext:value-type="string">
            <text:p>Right-Angle Prism Mirror, Protected Gold</text:p>
          </table:table-cell>
          <table:table-cell table:style-name="ce69" office:value-type="string" calcext:value-type="string">
            <text:p>MRA10-M01</text:p>
          </table:table-cell>
          <table:table-cell table:style-name="ce73" office:value-type="currency" office:currency="USD" office:value="81.35" calcext:value-type="currency">
            <text:p>$81.35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70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/>
          <table:table-cell table:style-name="ce67" office:value-type="string" calcext:value-type="string">
            <text:p>SUBTOTAL</text:p>
          </table:table-cell>
          <table:table-cell table:style-name="ce54" table:formula="of:=SUM([.C25:.C30])" office:value-type="currency" office:currency="USD" office:value="656.86" calcext:value-type="currency">
            <text:p>$656.86</text:p>
          </table:table-cell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63"/>
          <table:table-cell table:style-name="ce71"/>
          <table:table-cell table:style-name="ce73"/>
          <table:table-cell table:style-name="ce63" table:number-columns-repeated="2"/>
          <table:table-cell table:style-name="ce74"/>
          <table:table-cell table:style-name="ce73"/>
          <table:table-cell table:style-name="ce63" table:number-columns-repeated="1017"/>
        </table:table-row>
        <table:table-row table:style-name="ro1">
          <table:table-cell table:style-name="ce51" office:value-type="string" calcext:value-type="string">
            <text:p>Output Prisms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style-name="ce63" office:value-type="string" calcext:value-type="string">
            <text:p>Kinematic prism mount</text:p>
          </table:table-cell>
          <table:table-cell table:style-name="ce69" office:value-type="string" calcext:value-type="string">
            <text:p>KM100PM</text:p>
          </table:table-cell>
          <table:table-cell table:style-name="ce73" office:value-type="currency" office:currency="USD" office:value="94.04" calcext:value-type="currency">
            <text:p>$94.04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optics platform</text:p>
          </table:table-cell>
          <table:table-cell table:style-name="ce69"/>
          <table:table-cell table:style-name="ce73"/>
          <table:table-cell table:number-columns-repeated="1021"/>
        </table:table-row>
        <table:table-row table:style-name="ro1">
          <table:table-cell table:style-name="ce63" office:value-type="string" calcext:value-type="string">
            <text:p>10 mm Polarizing beam splitter</text:p>
          </table:table-cell>
          <table:table-cell table:style-name="ce69" office:value-type="string" calcext:value-type="string">
            <text:p>PBS102</text:p>
          </table:table-cell>
          <table:table-cell table:style-name="ce73" office:value-type="currency" office:currency="USD" office:value="237.69" calcext:value-type="currency">
            <text:p>$237.69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Right-Angle Prism Mirror, Protected Gold</text:p>
          </table:table-cell>
          <table:table-cell table:style-name="ce69" office:value-type="string" calcext:value-type="string">
            <text:p>MRA10-M01</text:p>
          </table:table-cell>
          <table:table-cell table:style-name="ce73" table:formula="of:=2*81.35" office:value-type="currency" office:currency="USD" office:value="162.7" calcext:value-type="currency">
            <text:p>$162.70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70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/>
          <table:table-cell table:style-name="ce67" office:value-type="string" calcext:value-type="string">
            <text:p>SUBTOTAL</text:p>
          </table:table-cell>
          <table:table-cell table:style-name="ce54" table:formula="of:=SUM([.C34:.C38])" office:value-type="currency" office:currency="USD" office:value="518.32" calcext:value-type="currency">
            <text:p>$518.32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table:number-columns-repeated="1022"/>
        </table:table-row>
        <table:table-row table:style-name="ro1">
          <table:table-cell table:style-name="ce51" office:value-type="string" calcext:value-type="string">
            <text:p>Folding Mirrors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Ø1/2" Protected Gold Mirror</text:p>
          </table:table-cell>
          <table:table-cell table:style-name="ce65" office:value-type="string" calcext:value-type="string">
            <text:p>PF05-03-M01</text:p>
          </table:table-cell>
          <table:table-cell table:formula="of:=4*39.74" office:value-type="currency" office:currency="USD" office:value="158.96" calcext:value-type="currency">
            <text:p>$158.96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/2" Precision Kinematic Mirror Mount</text:p>
          </table:table-cell>
          <table:table-cell table:style-name="ce65" office:value-type="string" calcext:value-type="string">
            <text:p>KS05</text:p>
          </table:table-cell>
          <table:table-cell table:formula="of:=4*90.04" office:value-type="currency" office:currency="USD" office:value="360.16" calcext:value-type="currency">
            <text:p>$360.16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5" office:value-type="string" calcext:value-type="string">
            <text:p>BE1</text:p>
          </table:table-cell>
          <table:table-cell table:formula="of:=4*11.59" office:value-type="currency" office:currency="USD" office:value="46.36" calcext:value-type="currency">
            <text:p>$46.36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65" office:value-type="string" calcext:value-type="string">
            <text:p>RS1</text:p>
          </table:table-cell>
          <table:table-cell table:formula="of:=4*25.23" office:value-type="currency" office:currency="USD" office:value="100.92" calcext:value-type="currency">
            <text:p>$100.92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5" office:value-type="string" calcext:value-type="string">
            <text:p>CF125</text:p>
          </table:table-cell>
          <table:table-cell table:formula="of:=4*10.36" office:value-type="currency" office:currency="USD" office:value="41.44" calcext:value-type="currency">
            <text:p>$41.44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 with Internal 8-32 Threads</text:p>
          </table:table-cell>
          <table:table-cell table:style-name="ce65" office:value-type="string" calcext:value-type="string">
            <text:p>AE8E25E</text:p>
          </table:table-cell>
          <table:table-cell table:formula="of:=4*5.32" office:value-type="currency" office:currency="USD" office:value="21.28" calcext:value-type="currency">
            <text:p>$21.28</text:p>
          </table:table-cell>
          <table:table-cell table:style-name="ce66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42:.C47])" office:value-type="currency" office:currency="USD" office:value="729.12" calcext:value-type="currency">
            <text:p>$729.12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/>
          <table:table-cell table:style-name="ce68"/>
          <table:table-cell table:number-columns-repeated="1022"/>
        </table:table-row>
        <table:table-row table:style-name="ro1">
          <table:table-cell table:style-name="ce51" office:value-type="string" calcext:value-type="string">
            <text:p>Balanced Detector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table:style-name="ce65"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05 Lens Tube, 0.50" </text:p>
          </table:table-cell>
          <table:table-cell table:style-name="ce65" office:value-type="string" calcext:value-type="string">
            <text:p>SM05L05</text:p>
          </table:table-cell>
          <table:table-cell table:formula="of:=2*16.32" office:value-type="currency" office:currency="USD" office:value="32.64" calcext:value-type="currency">
            <text:p>$32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5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5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65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5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72" office:value-type="string" calcext:value-type="string">
            <text:p>SUBTOTAL</text:p>
          </table:table-cell>
          <table:table-cell table:style-name="ce54" table:formula="of:=SUM([.C51:.C56])" office:value-type="currency" office:currency="USD" office:value="1342.03" calcext:value-type="currency">
            <text:p>$1,342.03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TOTAL</text:p>
          </table:table-cell>
          <table:table-cell table:style-name="ce54" table:formula="of:=[.C14]+[.C22]+[.C31]+[.C39]+[.C48]+[.C57]" office:value-type="currency" office:currency="USD" office:value="5089.65" calcext:value-type="currency">
            <text:p>$5,089.65</text:p>
          </table:table-cell>
          <table:table-cell table:number-columns-repeated="2"/>
          <table:table-cell table:style-name="ce72" office:value-type="string" calcext:value-type="string">
            <text:p>TOTAL</text:p>
          </table:table-cell>
          <table:table-cell table:style-name="ce54" table:formula="of:=[.G14]+[.G22]" office:value-type="currency" office:currency="USD" office:value="1940.98" calcext:value-type="currency">
            <text:p>$1,940.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1" office:value-type="string" calcext:value-type="string">
            <text:p>Packaged Price</text:p>
          </table:table-cell>
          <table:table-cell table:style-name="ce54" office:value-type="currency" office:currency="USD" office:value="5270.32" calcext:value-type="currency">
            <text:p>$5,270.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fference</text:p>
          </table:table-cell>
          <table:table-cell table:formula="of:=[.C59]-[.C61]" office:value-type="currency" office:currency="USD" office:value="-180.67" calcext:value-type="currency">
            <text:p>-$180.67</text:p>
          </table:table-cell>
          <table:table-cell office:value-type="string" calcext:value-type="string">
            <text:p>optics platform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Grand Total</text:p>
          </table:table-cell>
          <table:table-cell table:style-name="ce54" table:formula="of:=[.C61]+[.G59]" office:value-type="currency" office:currency="USD" office:value="7211.3" calcext:value-type="currency">
            <text:p>$7,211.30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DAV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5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5"/>
        <table:table-column table:style-name="co3" table:number-columns-repeated="1017" table:default-cell-style-name="Default"/>
        <table:table-row table:style-name="ro1">
          <table:table-cell table:style-name="ce51" office:value-type="string" calcext:value-type="string">
            <text:p>Thorlabs SKDAV Kit</text:p>
          </table:table-cell>
          <table:table-cell table:style-name="ce51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art</text:p>
          </table:table-cell>
          <table:table-cell table:style-name="ce54" office:value-type="string" calcext:value-type="string">
            <text:p>Price</text:p>
          </table:table-cell>
          <table:table-cell table:style-name="ce51" office:value-type="string" calcext:value-type="string">
            <text:p>Notes</text:p>
          </table:table-cell>
          <table:table-cell table:style-name="ce51" office:value-type="string" calcext:value-type="string">
            <text:p>Needed Add-on</text:p>
          </table:table-cell>
          <table:table-cell table:style-name="ce51" office:value-type="string" calcext:value-type="string">
            <text:p>Part</text:p>
          </table:table-cell>
          <table:table-cell table:style-name="ce54" office:value-type="string" calcext:value-type="string">
            <text:p>Price</text:p>
          </table:table-cell>
          <table:table-cell table:style-name="ce51" table:number-columns-repeated="1017"/>
        </table:table-row>
        <table:table-row table:style-name="ro1">
          <table:table-cell table:style-name="ce51" table:number-columns-repeated="2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style-name="ce51" office:value-type="string" calcext:value-type="string">
            <text:p>Fiber Input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fiber collimator </text:p>
          </table:table-cell>
          <table:table-cell table:style-name="ce68" office:value-type="string" calcext:value-type="string">
            <text:p><text:s/>F220FC-780</text:p>
          </table:table-cell>
          <table:table-cell office:value-type="currency" office:currency="USD" office:value="193.67" calcext:value-type="currency">
            <text:p>$193.67</text:p>
          </table:table-cell>
          <table:table-cell office:value-type="string" calcext:value-type="string">
            <text:p>FC/PC connector</text:p>
          </table:table-cell>
          <table:table-cell office:value-type="string" calcext:value-type="string">
            <text:p>PM patch cable from laser</text:p>
          </table:table-cell>
          <table:table-cell office:value-type="string" calcext:value-type="string">
            <text:p>P1-780PM-FC-1</text:p>
          </table:table-cell>
          <table:table-cell office:value-type="currency" office:currency="USD" office:value="191.08" calcext:value-type="currency">
            <text:p>$191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Adapter</text:p>
          </table:table-cell>
          <table:table-cell table:style-name="ce68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Plate</text:p>
          </table:table-cell>
          <table:table-cell table:style-name="ce68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68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68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1 Lens Tube Mount</text:p>
          </table:table-cell>
          <table:table-cell table:style-name="ce68" office:value-type="string" calcext:value-type="string">
            <text:p>SM05PM5</text:p>
          </table:table-cell>
          <table:table-cell office:value-type="currency" office:currency="USD" office:value="61.34" calcext:value-type="currency">
            <text:p>$61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mounted Glan-Laser Polarizer</text:p>
          </table:table-cell>
          <table:table-cell table:style-name="ce68" office:value-type="string" calcext:value-type="string">
            <text:p>GL5-B</text:p>
          </table:table-cell>
          <table:table-cell office:value-type="currency" office:currency="USD" office:value="836.37" calcext:value-type="currency">
            <text:p>$836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1 Retaining Ring</text:p>
          </table:table-cell>
          <table:table-cell table:style-name="ce68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er with External SM1 Threads</text:p>
          </table:table-cell>
          <table:table-cell table:style-name="ce68" office:value-type="string" calcext:value-type="string">
            <text:p>SM1A6</text:p>
          </table:table-cell>
          <table:table-cell office:value-type="currency" office:currency="USD" office:value="24.42" calcext:value-type="currency">
            <text:p>$24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68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6:.C16])" office:value-type="currency" office:currency="USD" office:value="1340.62" calcext:value-type="currency">
            <text:p>$1,340.62</text:p>
          </table:table-cell>
          <table:table-cell table:style-name="ce51" table:number-columns-repeated="2"/>
          <table:table-cell table:style-name="ce72" office:value-type="string" calcext:value-type="string">
            <text:p>SUBTOTAL</text:p>
          </table:table-cell>
          <table:table-cell table:style-name="ce54" table:formula="of:=SUM([.G6:.G16])" office:value-type="currency" office:currency="USD" office:value="191.08" calcext:value-type="currency">
            <text:p>$191.08</text:p>
          </table:table-cell>
          <table:table-cell table:style-name="ce51" table:number-columns-repeated="1017"/>
        </table:table-row>
        <table:table-row table:style-name="ro1">
          <table:table-cell/>
          <table:table-cell table:style-name="ce68"/>
          <table:table-cell table:number-columns-repeated="1022"/>
        </table:table-row>
        <table:table-row table:style-name="ro1">
          <table:table-cell table:style-name="ce51" office:value-type="string" calcext:value-type="string">
            <text:p>Vapor Cell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Heater Assembly</text:p>
          </table:table-cell>
          <table:table-cell table:style-name="ce68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string" calcext:value-type="string">
            <text:p>2x heaters/sensors</text:p>
          </table:table-cell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office:value-type="string" calcext:value-type="string">
            <text:p>2.7x3 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manent magnets</text:p>
          </table:table-cell>
          <table:table-cell table:style-name="ce68"/>
          <table:table-cell table:number-columns-repeated="2"/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string" calcext:value-type="string">
            <text:p>2x channe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8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2"/>
          <table:table-cell table:style-name="ce72"/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/2" Long</text:p>
          </table:table-cell>
          <table:table-cell table:style-name="ce68" office:value-type="string" calcext:value-type="string">
            <text:p>ER05-P4</text:p>
          </table:table-cell>
          <table:table-cell office:value-type="currency" office:currency="USD" office:value="5.99" calcext:value-type="currency">
            <text:p>$5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8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20:.C25])" office:value-type="currency" office:currency="USD" office:value="1130.98" calcext:value-type="currency">
            <text:p>$1,130.98</text:p>
          </table:table-cell>
          <table:table-cell table:style-name="ce51" table:number-columns-repeated="2"/>
          <table:table-cell table:style-name="ce72" office:value-type="string" calcext:value-type="string">
            <text:p>SUBTOTAL</text:p>
          </table:table-cell>
          <table:table-cell table:style-name="ce54" table:formula="of:=SUM([.G20:.G25])" office:value-type="currency" office:currency="USD" office:value="1749.9" calcext:value-type="currency">
            <text:p>$1,749.90</text:p>
          </table:table-cell>
          <table:table-cell table:style-name="ce51" table:number-columns-repeated="1017"/>
        </table:table-row>
        <table:table-row table:style-name="ro1">
          <table:table-cell table:style-name="ce51" office:value-type="string" calcext:value-type="string">
            <text:p>Output Prism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Wollaston Prism, 20° Beam Separation</text:p>
          </table:table-cell>
          <table:table-cell table:style-name="ce68" office:value-type="string" calcext:value-type="string">
            <text:p>WP10-B</text:p>
          </table:table-cell>
          <table:table-cell office:value-type="currency" office:currency="USD" office:value="727.04" calcext:value-type="currency">
            <text:p>$727.04</text:p>
          </table:table-cell>
          <table:table-cell office:value-type="string" calcext:value-type="string">
            <text:p>Wollaston Prisms split unpolarized incident light into two orthogonally polarized outp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1 Lens Tube, 1.00"</text:p>
          </table:table-cell>
          <table:table-cell table:style-name="ce68" office:value-type="string" calcext:value-type="string">
            <text:p>SMA1L10</text:p>
          </table:table-cell>
          <table:table-cell office:value-type="currency" office:currency="USD" office:value="16.49" calcext:value-type="currency">
            <text:p>$16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1 Retaining Ring</text:p>
          </table:table-cell>
          <table:table-cell table:style-name="ce68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68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ro-Order Quarter-Wave</text:p>
          </table:table-cell>
          <table:table-cell table:style-name="ce68" office:value-type="string" calcext:value-type="string">
            <text:p>WPQ05M-780</text:p>
          </table:table-cell>
          <table:table-cell office:value-type="currency" office:currency="USD" office:value="542.76" calcext:value-type="currency">
            <text:p>$542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 mm Cage Rotation Mount</text:p>
          </table:table-cell>
          <table:table-cell table:style-name="ce68" office:value-type="string" calcext:value-type="string">
            <text:p>CRM1PT</text:p>
          </table:table-cell>
          <table:table-cell office:value-type="currency" office:currency="USD" office:value="256.76" calcext:value-type="currency">
            <text:p>$256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68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 mm Cage Mounting Bracket</text:p>
          </table:table-cell>
          <table:table-cell table:style-name="ce68" office:value-type="string" calcext:value-type="string">
            <text:p>CP33B</text:p>
          </table:table-cell>
          <table:table-cell office:value-type="currency" office:currency="USD" office:value="17.55" calcext:value-type="currency">
            <text:p>$17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8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8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28:.C38])" office:value-type="currency" office:currency="USD" office:value="1741.12" calcext:value-type="currency">
            <text:p>$1,741.12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/>
          <table:table-cell table:style-name="ce67"/>
          <table:table-cell table:number-columns-repeated="1022"/>
        </table:table-row>
        <table:table-row table:style-name="ro1">
          <table:table-cell table:style-name="ce51" office:value-type="string" calcext:value-type="string">
            <text:p>Square Gold Folding Mirror (OPTIONAL)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Compact Kinematic Mirror Mount</text:p>
          </table:table-cell>
          <table:table-cell table:style-name="ce68" office:value-type="string" calcext:value-type="string">
            <text:p>KMS</text:p>
          </table:table-cell>
          <table:table-cell office:value-type="currency" office:currency="USD" office:value="47.03" calcext:value-type="currency">
            <text:p>$47.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" x 1" Protected Gold Mirror</text:p>
          </table:table-cell>
          <table:table-cell table:style-name="ce68" office:value-type="string" calcext:value-type="string">
            <text:p>PFSQ10-03-M01</text:p>
          </table:table-cell>
          <table:table-cell office:value-type="currency" office:currency="USD" office:value="70.1" calcext:value-type="currency">
            <text:p>$70.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-Minute Epoxy</text:p>
          </table:table-cell>
          <table:table-cell table:style-name="ce68" office:value-type="string" calcext:value-type="string">
            <text:p>G14250</text:p>
          </table:table-cell>
          <table:table-cell office:value-type="currency" office:currency="USD" office:value="11.05" calcext:value-type="currency">
            <text:p>$11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8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68" office:value-type="string" calcext:value-type="string">
            <text:p>RS1</text:p>
          </table:table-cell>
          <table:table-cell office:value-type="currency" office:currency="USD" office:value="25.23" calcext:value-type="currency">
            <text:p>$25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8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42:.C47])" office:value-type="currency" office:currency="USD" office:value="175.36" calcext:value-type="currency">
            <text:p>$175.36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/>
          <table:table-cell table:style-name="ce67"/>
          <table:table-cell table:number-columns-repeated="1022"/>
        </table:table-row>
        <table:table-row table:style-name="ro1">
          <table:table-cell table:style-name="ce51" office:value-type="string" calcext:value-type="string">
            <text:p>Folding Mirrors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Ø1/2" Protected Gold Mirror</text:p>
          </table:table-cell>
          <table:table-cell table:style-name="ce68" office:value-type="string" calcext:value-type="string">
            <text:p>PF05-03-M01</text:p>
          </table:table-cell>
          <table:table-cell table:formula="of:=2*39.74" office:value-type="currency" office:currency="USD" office:value="79.48" calcext:value-type="currency">
            <text:p>$79.4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/2" Precision Kinematic Mirror Mount</text:p>
          </table:table-cell>
          <table:table-cell table:style-name="ce68" office:value-type="string" calcext:value-type="string">
            <text:p>KS05</text:p>
          </table:table-cell>
          <table:table-cell table:formula="of:=2*90.04" office:value-type="currency" office:currency="USD" office:value="180.08" calcext:value-type="currency">
            <text:p>$180.0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8" office:value-type="string" calcext:value-type="string">
            <text:p>BE1</text:p>
          </table:table-cell>
          <table:table-cell table:formula="of:=2*11.59" office:value-type="currency" office:currency="USD" office:value="23.18" calcext:value-type="currency">
            <text:p>$23.1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68" office:value-type="string" calcext:value-type="string">
            <text:p>RS1</text:p>
          </table:table-cell>
          <table:table-cell table:formula="of:=2*25.23" office:value-type="currency" office:currency="USD" office:value="50.46" calcext:value-type="currency">
            <text:p>$50.46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8" office:value-type="string" calcext:value-type="string">
            <text:p>CF125</text:p>
          </table:table-cell>
          <table:table-cell table:formula="of:=2*10.36" office:value-type="currency" office:currency="USD" office:value="20.72" calcext:value-type="currency">
            <text:p>$20.72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 with Internal 8-32 Threads</text:p>
          </table:table-cell>
          <table:table-cell table:style-name="ce68" office:value-type="string" calcext:value-type="string">
            <text:p>AE8E25E</text:p>
          </table:table-cell>
          <table:table-cell table:formula="of:=2*5.32" office:value-type="currency" office:currency="USD" office:value="10.64" calcext:value-type="currency">
            <text:p>$10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67" office:value-type="string" calcext:value-type="string">
            <text:p>SUBTOTAL</text:p>
          </table:table-cell>
          <table:table-cell table:style-name="ce54" table:formula="of:=SUM([.C51:.C56])" office:value-type="currency" office:currency="USD" office:value="364.56" calcext:value-type="currency">
            <text:p>$364.56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/>
          <table:table-cell table:style-name="ce68"/>
          <table:table-cell table:number-columns-repeated="1022"/>
        </table:table-row>
        <table:table-row table:style-name="ro1">
          <table:table-cell table:style-name="ce51" office:value-type="string" calcext:value-type="string">
            <text:p>Balanced Detector</text:p>
          </table:table-cell>
          <table:table-cell table:style-name="ce64"/>
          <table:table-cell table:style-name="ce54"/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table:style-name="ce68"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05 Lens Tube, 0.50" </text:p>
          </table:table-cell>
          <table:table-cell table:style-name="ce68" office:value-type="string" calcext:value-type="string">
            <text:p>SM05L05</text:p>
          </table:table-cell>
          <table:table-cell table:formula="of:=2*16.32" office:value-type="currency" office:currency="USD" office:value="32.64" calcext:value-type="currency">
            <text:p>$32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68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68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68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72" office:value-type="string" calcext:value-type="string">
            <text:p>SUBTOTAL</text:p>
          </table:table-cell>
          <table:table-cell table:style-name="ce54" table:formula="of:=SUM([.C60:.C65])" office:value-type="currency" office:currency="USD" office:value="1342.03" calcext:value-type="currency">
            <text:p>$1,342.03</text:p>
          </table:table-cell>
          <table:table-cell table:style-name="ce51" table:number-columns-repeated="3"/>
          <table:table-cell table:style-name="ce54"/>
          <table:table-cell table:style-name="ce5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TOTAL</text:p>
          </table:table-cell>
          <table:table-cell table:style-name="ce54" table:formula="of:=[.C17]+[.C26]+[.C39]+[.C48]+[.C57]+[.C66]" office:value-type="currency" office:currency="USD" office:value="6094.67" calcext:value-type="currency">
            <text:p>$6,094.67</text:p>
          </table:table-cell>
          <table:table-cell table:number-columns-repeated="2"/>
          <table:table-cell table:style-name="ce72" office:value-type="string" calcext:value-type="string">
            <text:p>TOTAL</text:p>
          </table:table-cell>
          <table:table-cell table:style-name="ce54" table:formula="of:=[.G17]+[.G26]" office:value-type="currency" office:currency="USD" office:value="1940.98" calcext:value-type="currency">
            <text:p>$1,940.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1" office:value-type="string" calcext:value-type="string">
            <text:p>Packaged Price</text:p>
          </table:table-cell>
          <table:table-cell table:style-name="ce54" office:value-type="currency" office:currency="USD" office:value="6200.84" calcext:value-type="currency">
            <text:p>$6,200.8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fference</text:p>
          </table:table-cell>
          <table:table-cell table:formula="of:=[.C68]-[.C70]" office:value-type="currency" office:currency="USD" office:value="-106.17" calcext:value-type="currency">
            <text:p>-$106.17</text:p>
          </table:table-cell>
          <table:table-cell office:value-type="string" calcext:value-type="string">
            <text:p>Permanent Magnet Pla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Grand Total</text:p>
          </table:table-cell>
          <table:table-cell table:style-name="ce54" table:formula="of:=[.C70]+[.G68]" office:value-type="currency" office:currency="USD" office:value="8141.82" calcext:value-type="currency">
            <text:p>$8,141.82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ce57"/>
        <table:table-column table:style-name="co18" table:default-cell-style-name="ce58"/>
        <table:table-column table:style-name="co3" table:default-cell-style-name="ce57"/>
        <table:table-column table:style-name="co19" table:default-cell-style-name="Default"/>
        <table:table-column table:style-name="co3" table:number-columns-repeated="1017" table:default-cell-style-name="Default"/>
        <table:table-row table:style-name="ro1">
          <table:table-cell table:style-name="ce51" table:number-columns-repeated="3"/>
          <table:table-cell table:style-name="ce56"/>
          <table:table-cell table:style-name="ce59" office:value-type="string" calcext:value-type="string">
            <text:p>TAX</text:p>
          </table:table-cell>
          <table:table-cell table:style-name="ce62" office:value-type="percentage" office:value="0.06" calcext:value-type="percentage">
            <text:p>6.00%</text:p>
          </table:table-cell>
          <table:table-cell table:style-name="ce51" office:value-type="string" calcext:value-type="string">
            <text:p>Md sales tax</text:p>
          </table:table-cell>
          <table:table-cell table:style-name="ce51" table:number-columns-repeated="1014"/>
          <table:table-cell table:number-columns-repeated="3"/>
        </table:table-row>
        <table:table-row table:style-name="ro1">
          <table:table-cell table:style-name="ce51" table:number-columns-repeated="3"/>
          <table:table-cell table:style-name="ce56"/>
          <table:table-cell table:style-name="ce59"/>
          <table:table-cell table:style-name="ce56"/>
          <table:table-cell table:style-name="ce51" table:number-columns-repeated="1015"/>
          <table:table-cell table:number-columns-repeated="3"/>
        </table:table-row>
        <table:table-row table:style-name="ro1">
          <table:table-cell table:style-name="ce51" office:value-type="string" calcext:value-type="string">
            <text:p>System &amp; Parts</text:p>
          </table:table-cell>
          <table:table-cell table:style-name="ce51" office:value-type="string" calcext:value-type="string">
            <text:p>Vendor</text:p>
          </table:table-cell>
          <table:table-cell table:style-name="ce51" office:value-type="string" calcext:value-type="string">
            <text:p>Model</text:p>
          </table:table-cell>
          <table:table-cell table:style-name="ce56" office:value-type="string" calcext:value-type="string">
            <text:p>Price</text:p>
          </table:table-cell>
          <table:table-cell table:style-name="ce59" office:value-type="string" calcext:value-type="string">
            <text:p>QTY</text:p>
          </table:table-cell>
          <table:table-cell table:style-name="ce56" office:value-type="string" calcext:value-type="string">
            <text:p>Total</text:p>
          </table:table-cell>
          <table:table-cell table:style-name="ce51" office:value-type="string" calcext:value-type="string">
            <text:p>Notes</text:p>
          </table:table-cell>
          <table:table-cell table:style-name="ce51" table:number-columns-repeated="1014"/>
          <table:table-cell table:number-columns-repeated="3"/>
        </table:table-row>
        <table:table-row table:style-name="ro1" table:number-rows-repeated="2">
          <table:table-cell table:style-name="ce63" table:number-columns-repeated="3"/>
          <table:table-cell table:style-name="ce75"/>
          <table:table-cell table:style-name="ce78"/>
          <table:table-cell table:style-name="ce75"/>
          <table:table-cell table:style-name="ce63" table:number-columns-repeated="1018"/>
        </table:table-row>
        <table:table-row table:style-name="ro1">
          <table:table-cell table:style-name="ce63" office:value-type="string" calcext:value-type="string">
            <text:p>Aluminum Breadboard, 18 x 24" x 1/2", 1/4"-20 Taps</text:p>
          </table:table-cell>
          <table:table-cell table:style-name="ce63" office:value-type="string" calcext:value-type="string">
            <text:p>Thorlabs</text:p>
          </table:table-cell>
          <table:table-cell table:style-name="ce63" office:value-type="string" calcext:value-type="string">
            <text:p>MB1824</text:p>
          </table:table-cell>
          <table:table-cell table:style-name="ce75" office:value-type="currency" office:currency="USD" office:value="459.34" calcext:value-type="currency">
            <text:p>$459.34</text:p>
          </table:table-cell>
          <table:table-cell table:style-name="ce78" office:value-type="float" office:value="1" calcext:value-type="float">
            <text:p>1</text:p>
          </table:table-cell>
          <table:table-cell table:style-name="ce75" table:formula="of:=([.D6]*[.E6])*(1+[.$F$1])" office:value-type="currency" office:currency="USD" office:value="486.9004" calcext:value-type="currency">
            <text:p>$486.90</text:p>
          </table:table-cell>
          <table:table-cell table:style-name="ce63" table:number-columns-repeated="1018"/>
        </table:table-row>
        <table:table-row table:style-name="ro1">
          <table:table-cell table:style-name="ce63" table:number-columns-repeated="3"/>
          <table:table-cell table:style-name="ce56" office:value-type="string" calcext:value-type="string">
            <text:p>SUBTOTAL</text:p>
          </table:table-cell>
          <table:table-cell table:style-name="ce59"/>
          <table:table-cell table:style-name="ce56" table:formula="of:=[.F6]" office:value-type="currency" office:currency="USD" office:value="486.9004" calcext:value-type="currency">
            <text:p>$486.90</text:p>
          </table:table-cell>
          <table:table-cell table:style-name="ce63" table:number-columns-repeated="1018"/>
        </table:table-row>
        <table:table-row table:style-name="ro1">
          <table:table-cell table:style-name="ce63" table:number-columns-repeated="3"/>
          <table:table-cell table:style-name="ce75"/>
          <table:table-cell table:style-name="ce78"/>
          <table:table-cell table:style-name="ce75"/>
          <table:table-cell table:style-name="ce63" table:number-columns-repeated="1018"/>
        </table:table-row>
        <table:table-row table:style-name="ro1">
          <table:table-cell table:style-name="ce51" office:value-type="string" calcext:value-type="string">
            <text:p>Laser</text:p>
          </table:table-cell>
          <table:table-cell office:value-type="string" calcext:value-type="string">
            <text:p>Eblana Photonics</text:p>
          </table:table-cell>
          <table:table-cell office:value-type="string" calcext:value-type="string">
            <text:p>EP780-2-DM-DX1-FM</text:p>
          </table:table-cell>
          <table:table-cell office:value-type="currency" office:currency="USD" office:value="6210" calcext:value-type="currency">
            <text:p>$6,210.00</text:p>
          </table:table-cell>
          <table:table-cell table:style-name="ce60" office:value-type="float" office:value="1" calcext:value-type="float">
            <text:p>1</text:p>
          </table:table-cell>
          <table:table-cell table:formula="of:=([.D9]*[.E9])*(1+[.$F$1])" office:value-type="currency" office:currency="USD" office:value="6582.6" calcext:value-type="currency">
            <text:p>$6,582.60</text:p>
          </table:table-cell>
          <table:table-cell office:value-type="string" calcext:value-type="string">
            <text:p>780 nm laser FC/APC connector, 50x72.5 mm</text:p>
          </table:table-cell>
          <table:table-cell office:value-type="string" calcext:value-type="string">
            <text:p>2x2.85 in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Digital Variable Optical Attenua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DV800PA</text:p>
          </table:table-cell>
          <table:table-cell office:value-type="currency" office:currency="USD" office:value="1926" calcext:value-type="currency">
            <text:p>$1,926.00</text:p>
          </table:table-cell>
          <table:table-cell table:style-name="ce60" office:value-type="float" office:value="1" calcext:value-type="float">
            <text:p>1</text:p>
          </table:table-cell>
          <table:table-cell table:formula="of:=([.D10]*[.E10])*(1+[.$F$1])" office:value-type="currency" office:currency="USD" office:value="2041.56" calcext:value-type="currency">
            <text:p>$2,041.56</text:p>
          </table:table-cell>
          <table:table-cell office:value-type="string" calcext:value-type="string">
            <text:p>FC/APC narrow key, 30 dB max (0.001x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2 PM Fiber splitter 50-50 780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N780R5A1</text:p>
          </table:table-cell>
          <table:table-cell office:value-type="currency" office:currency="USD" office:value="681.29" calcext:value-type="currency">
            <text:p>$681.29</text:p>
          </table:table-cell>
          <table:table-cell table:style-name="ce60" office:value-type="float" office:value="1" calcext:value-type="float">
            <text:p>1</text:p>
          </table:table-cell>
          <table:table-cell table:formula="of:=([.D11]*[.E11])*(1+[.$F$1])" office:value-type="currency" office:currency="USD" office:value="722.1674" calcext:value-type="currency">
            <text:p>$722.17</text:p>
          </table:table-cell>
          <table:table-cell office:value-type="string" calcext:value-type="string">
            <text:p>50:50 Split, ≥18 dB PER, FC/APC</text:p>
          </table:table-cell>
          <table:table-cell table:number-columns-repeated="1017"/>
        </table:table-row>
        <table:table-row table:style-name="ro1">
          <table:table-cell table:style-name="ce51"/>
          <table:table-cell table:number-columns-repeated="2"/>
          <table:table-cell table:style-name="ce56" office:value-type="string" calcext:value-type="string">
            <text:p>SUBTOTAL</text:p>
          </table:table-cell>
          <table:table-cell table:style-name="ce60"/>
          <table:table-cell table:style-name="ce56" table:formula="of:=SUM([.F9:.F11])" office:value-type="currency" office:currency="USD" office:value="9346.3274" calcext:value-type="currency">
            <text:p>$9,346.3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Free-Space Collimation &amp; Polar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ber collimator 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F220APC-780</text:p>
          </table:table-cell>
          <table:table-cell office:value-type="currency" office:currency="USD" office:value="262.43" calcext:value-type="currency">
            <text:p>$262.43</text:p>
          </table:table-cell>
          <table:table-cell office:value-type="float" office:value="1" calcext:value-type="float">
            <text:p>1</text:p>
          </table:table-cell>
          <table:table-cell table:formula="of:=([.D15]*[.E15])*(1+[.$F$1])" office:value-type="currency" office:currency="USD" office:value="278.1758" calcext:value-type="currency">
            <text:p>$278.18</text:p>
          </table:table-cell>
          <table:table-cell office:value-type="string" calcext:value-type="string">
            <text:p>f = 11.07 mm, NA = 0.26 FC/APC Fiber Collimation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Adapter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office:value-type="float" office:value="1" calcext:value-type="float">
            <text:p>1</text:p>
          </table:table-cell>
          <table:table-cell table:formula="of:=([.D16]*[.E16])*(1+[.$F$1])" office:value-type="currency" office:currency="USD" office:value="38.3932" calcext:value-type="currency">
            <text:p>$3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Plate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office:value-type="float" office:value="1" calcext:value-type="float">
            <text:p>1</text:p>
          </table:table-cell>
          <table:table-cell table:formula="of:=([.D17]*[.E17])*(1+[.$F$1])" office:value-type="currency" office:currency="USD" office:value="21.6558" calcext:value-type="currency">
            <text:p>$2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office:value-type="float" office:value="1" calcext:value-type="float">
            <text:p>1</text:p>
          </table:table-cell>
          <table:table-cell table:formula="of:=([.D18]*[.E18])*(1+[.$F$1])" office:value-type="currency" office:currency="USD" office:value="28.4292" calcext:value-type="currency">
            <text:p>$2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Rotation Mount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float" office:value="1" calcext:value-type="float">
            <text:p>1</text:p>
          </table:table-cell>
          <table:table-cell table:formula="of:=([.D19]*[.E19])*(1+[.$F$1])" office:value-type="currency" office:currency="USD" office:value="108.809" calcext:value-type="currency">
            <text:p>$108.81</text:p>
          </table:table-cell>
          <table:table-cell office:value-type="string" calcext:value-type="string">
            <text:p>CRM1T supersedes CRM1, 0.6” rod to center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 Lens Tube Mount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SM05PM5</text:p>
          </table:table-cell>
          <table:table-cell office:value-type="currency" office:currency="USD" office:value="61.34" calcext:value-type="currency">
            <text:p>$61.34</text:p>
          </table:table-cell>
          <table:table-cell office:value-type="float" office:value="1" calcext:value-type="float">
            <text:p>1</text:p>
          </table:table-cell>
          <table:table-cell table:formula="of:=([.D20]*[.E20])*(1+[.$F$1])" office:value-type="currency" office:currency="USD" office:value="65.0204" calcext:value-type="currency">
            <text:p>$6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mounted Glan-Laser Polarizer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GL5-B</text:p>
          </table:table-cell>
          <table:table-cell office:value-type="currency" office:currency="USD" office:value="836.37" calcext:value-type="currency">
            <text:p>$836.37</text:p>
          </table:table-cell>
          <table:table-cell office:value-type="float" office:value="1" calcext:value-type="float">
            <text:p>1</text:p>
          </table:table-cell>
          <table:table-cell table:formula="of:=([.D21]*[.E21])*(1+[.$F$1])" office:value-type="currency" office:currency="USD" office:value="886.5522" calcext:value-type="currency">
            <text:p>$88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1 Retaining Ring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office:value-type="float" office:value="1" calcext:value-type="float">
            <text:p>1</text:p>
          </table:table-cell>
          <table:table-cell table:formula="of:=([.D22]*[.E22])*(1+[.$F$1])" office:value-type="currency" office:currency="USD" office:value="5.5226" calcext:value-type="currency">
            <text:p>$5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pter with External SM1 Threads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SM1A6</text:p>
          </table:table-cell>
          <table:table-cell office:value-type="currency" office:currency="USD" office:value="24.42" calcext:value-type="currency">
            <text:p>$24.42</text:p>
          </table:table-cell>
          <table:table-cell office:value-type="float" office:value="1" calcext:value-type="float">
            <text:p>1</text:p>
          </table:table-cell>
          <table:table-cell table:formula="of:=([.D23]*[.E23])*(1+[.$F$1])" office:value-type="currency" office:currency="USD" office:value="25.8852" calcext:value-type="currency">
            <text:p>$2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24]*[.E24])*(1+[.$F$1])" office:value-type="currency" office:currency="USD" office:value="25.3234" calcext:value-type="currency">
            <text:p>$25.32</text:p>
          </table:table-cell>
          <table:table-cell office:value-type="string" calcext:value-type="string">
            <text:p>0.75” t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Ø25.0 mm Post Spacer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office:value-type="float" office:value="1" calcext:value-type="float">
            <text:p>1</text:p>
          </table:table-cell>
          <table:table-cell table:formula="of:=([.D25]*[.E25])*(1+[.$F$1])" office:value-type="currency" office:currency="USD" office:value="10.176" calcext:value-type="currency">
            <text:p>$10.18</text:p>
          </table:table-cell>
          <table:table-cell office:value-type="string" calcext:value-type="string">
            <text:p>5 mm thick (0.2”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Manual Beam Shu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M1SH1</text:p>
          </table:table-cell>
          <table:table-cell office:value-type="currency" office:currency="USD" office:value="71.82" calcext:value-type="currency">
            <text:p>$71.82</text:p>
          </table:table-cell>
          <table:table-cell office:value-type="float" office:value="1" calcext:value-type="float">
            <text:p>1</text:p>
          </table:table-cell>
          <table:table-cell table:formula="of:=([.D26]*[.E26])*(1+[.$F$1])" office:value-type="currency" office:currency="USD" office:value="76.1292" calcext:value-type="currency">
            <text:p>$76.1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5:.F26])" office:value-type="currency" office:currency="USD" office:value="1570.072" calcext:value-type="currency">
            <text:p>$1,570.07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Probe Beam Sam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0:10 (R:T) Non-Polarizing Beamsplitter Cube, 700 - 1100 nm, 1/2"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074</text:p>
          </table:table-cell>
          <table:table-cell office:value-type="currency" office:currency="USD" office:value="227.52" calcext:value-type="currency">
            <text:p>$227.52</text:p>
          </table:table-cell>
          <table:table-cell office:value-type="float" office:value="1" calcext:value-type="float">
            <text:p>1</text:p>
          </table:table-cell>
          <table:table-cell table:formula="of:=([.D29]*[.E29])*(1+[.$F$1])" office:value-type="currency" office:currency="USD" office:value="241.1712" calcext:value-type="currency">
            <text:p>$2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tform Mount for 1/2" Beamspli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H05</text:p>
          </table:table-cell>
          <table:table-cell office:value-type="currency" office:currency="USD" office:value="56.08" calcext:value-type="currency">
            <text:p>$56.08</text:p>
          </table:table-cell>
          <table:table-cell office:value-type="float" office:value="1" calcext:value-type="float">
            <text:p>1</text:p>
          </table:table-cell>
          <table:table-cell table:formula="of:=([.D30]*[.E30])*(1+[.$F$1])" office:value-type="currency" office:currency="USD" office:value="59.4448" calcext:value-type="currency">
            <text:p>$59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/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31]*[.E31])*(1+[.$F$1])" office:value-type="currency" office:currency="USD" office:value="25.3234" calcext:value-type="currency">
            <text:p>$25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office:value-type="string" calcext:value-type="string">
            <text:p>Thorlab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32]*[.E32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33]*[.E33])*(1+[.$F$1])" office:value-type="currency" office:currency="USD" office:value="6.3812" calcext:value-type="currency">
            <text:p>$6.3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29:.F33])" office:value-type="currency" office:currency="USD" office:value="332.3206" calcext:value-type="currency">
            <text:p>$332.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Vapor Cell</text:p>
          </table:table-cell>
          <table:table-cell table:style-name="ce64"/>
          <table:table-cell table:number-columns-repeated="1022"/>
        </table:table-row>
        <table:table-row table:style-name="ro1">
          <table:table-cell office:value-type="string" calcext:value-type="string">
            <text:p>Heater Assembly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float" office:value="1" calcext:value-type="float">
            <text:p>1</text:p>
          </table:table-cell>
          <table:table-cell table:formula="of:=([.D37]*[.E37])*(1+[.$F$1])" office:value-type="currency" office:currency="USD" office:value="1143.899" calcext:value-type="currency">
            <text:p>$1,143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office:value-type="float" office:value="1" calcext:value-type="float">
            <text:p>1</text:p>
          </table:table-cell>
          <table:table-cell table:formula="of:=([.D38]*[.E38])*(1+[.$F$1])" office:value-type="currency" office:currency="USD" office:value="652.3134" calcext:value-type="currency">
            <text:p>$652.31</text:p>
          </table:table-cell>
          <table:table-cell office:value-type="string" calcext:value-type="string">
            <text:p>2.7x3 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float" office:value="1" calcext:value-type="float">
            <text:p>1</text:p>
          </table:table-cell>
          <table:table-cell table:formula="of:=([.D39]*[.E39])*(1+[.$F$1])" office:value-type="currency" office:currency="USD" office:value="1202.5806" calcext:value-type="currency">
            <text:p>$1,202.58</text:p>
          </table:table-cell>
          <table:table-cell office:value-type="string" calcext:value-type="string">
            <text:p>2x cha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 pedestals</text:p>
          </table:table-cell>
          <table:table-cell table:number-columns-repeated="2"/>
          <table:table-cell table:style-name="ce42"/>
          <table:table-cell office:value-type="float" office:value="2" calcext:value-type="float">
            <text:p>2</text:p>
          </table:table-cell>
          <table:table-cell table:formula="of:=([.D40]*[.E40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anent magnets</text:p>
          </table:table-cell>
          <table:table-cell/>
          <table:table-cell table:style-name="ce68"/>
          <table:table-cell table:style-name="ce42"/>
          <table:table-cell office:value-type="float" office:value="2" calcext:value-type="float">
            <text:p>2</text:p>
          </table:table-cell>
          <table:table-cell table:formula="of:=([.D41]*[.E41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office:value-type="float" office:value="1" calcext:value-type="float">
            <text:p>1</text:p>
          </table:table-cell>
          <table:table-cell table:formula="of:=([.D42]*[.E42])*(1+[.$F$1])" office:value-type="currency" office:currency="USD" office:value="12.2854" calcext:value-type="currency">
            <text:p>$12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43]*[.E43])*(1+[.$F$1])" office:value-type="currency" office:currency="USD" office:value="25.3234" calcext:value-type="currency">
            <text:p>$25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Assembly Rod, 1/2" Long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ER05-P4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" calcext:value-type="float">
            <text:p>1</text:p>
          </table:table-cell>
          <table:table-cell table:formula="of:=([.D44]*[.E44])*(1+[.$F$1])" office:value-type="currency" office:currency="USD" office:value="6.3494" calcext:value-type="currency">
            <text:p>$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mping Fork for Ø1.25" </text:p>
          </table:table-cell>
          <table:table-cell office:value-type="string" calcext:value-type="string">
            <text:p>Thorlabs</text:p>
          </table:table-cell>
          <table:table-cell table:style-name="ce68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office:value-type="float" office:value="1" calcext:value-type="float">
            <text:p>1</text:p>
          </table:table-cell>
          <table:table-cell table:formula="of:=([.D45]*[.E45])*(1+[.$F$1])" office:value-type="currency" office:currency="USD" office:value="10.9816" calcext:value-type="currency">
            <text:p>$10.9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37:.F45])" office:value-type="currency" office:currency="USD" office:value="3053.7328" calcext:value-type="currency">
            <text:p>$3,053.7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Electromag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justable Power Supply with 2.1mm / 5.5mm DC - 3V to 12V at 5A</text:p>
          </table:table-cell>
          <table:table-cell office:value-type="string" calcext:value-type="string">
            <text:p>Adafruit</text:p>
          </table:table-cell>
          <table:table-cell office:value-type="float" office:value="4880" calcext:value-type="float">
            <text:p>4880</text:p>
          </table:table-cell>
          <table:table-cell office:value-type="currency" office:currency="USD" office:value="17.5" calcext:value-type="currency">
            <text:p>$17.50</text:p>
          </table:table-cell>
          <table:table-cell/>
          <table:table-cell table:formula="of:=([.D49]*[.E49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NIRSI DPS-150 Plus DC Power Supply Variable</text:p>
          </table:table-cell>
          <table:table-cell office:value-type="string" calcext:value-type="string">
            <text:p>FNIRSI</text:p>
          </table:table-cell>
          <table:table-cell office:value-type="string" calcext:value-type="string">
            <text:p>DPS-150 Plus</text:p>
          </table:table-cell>
          <table:table-cell office:value-type="currency" office:currency="USD" office:value="98.99" calcext:value-type="currency">
            <text:p>$98.99</text:p>
          </table:table-cell>
          <table:table-cell/>
          <table:table-cell table:formula="of:=([.D50]*[.E50])*(1+[.$F$1])" office:value-type="currency" office:currency="USD" office:value="0" calcext:value-type="currency">
            <text:p>$0.00</text:p>
          </table:table-cell>
          <table:table-cell office:value-type="string" calcext:value-type="string">
            <text:p>connect 2x electromagnets in parall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C Power Supply Variable, 0-32V 0-10A Switching Bench Power Supply with 20W</text:p>
          </table:table-cell>
          <table:table-cell office:value-type="string" calcext:value-type="string">
            <text:p>Jesverty</text:p>
          </table:table-cell>
          <table:table-cell office:value-type="string" calcext:value-type="string">
            <text:p>SPS-3010V</text:p>
          </table:table-cell>
          <table:table-cell office:value-type="currency" office:currency="USD" office:value="48.39" calcext:value-type="currency">
            <text:p>$48.39</text:p>
          </table:table-cell>
          <table:table-cell office:value-type="float" office:value="1" calcext:value-type="float">
            <text:p>1</text:p>
          </table:table-cell>
          <table:table-cell table:formula="of:=([.D51]*[.E51])*(1+[.$F$1])" office:value-type="currency" office:currency="USD" office:value="51.2934" calcext:value-type="currency">
            <text:p>$51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etic induction coil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aindrops</text:p>
          </table:table-cell>
          <table:table-cell office:value-type="currency" office:currency="USD" office:value="4.02" calcext:value-type="currency">
            <text:p>$4.02</text:p>
          </table:table-cell>
          <table:table-cell/>
          <table:table-cell table:formula="of:=([.D52]*[.E52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l 550/600 Turns</text:p>
          </table:table-cell>
          <table:table-cell office:value-type="string" calcext:value-type="string">
            <text:p>Arbor Scientific</text:p>
          </table:table-cell>
          <table:table-cell office:value-type="string" calcext:value-type="string">
            <text:p>98-6505</text:p>
          </table:table-cell>
          <table:table-cell office:value-type="currency" office:currency="USD" office:value="32.5" calcext:value-type="currency">
            <text:p>$32.50</text:p>
          </table:table-cell>
          <table:table-cell office:value-type="float" office:value="2" calcext:value-type="float">
            <text:p>2</text:p>
          </table:table-cell>
          <table:table-cell table:formula="of:=([.D53]*[.E53])*(1+[.$F$1])" office:value-type="currency" office:currency="USD" office:value="68.9" calcext:value-type="currency">
            <text:p>$68.9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49:.F53])" office:value-type="currency" office:currency="USD" office:value="120.1934" calcext:value-type="currency">
            <text:p>$120.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Faraday 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/2" Polarizing Beamsplitter Cube, 620 - 1000 nm</text:p>
          </table:table-cell>
          <table:table-cell/>
          <table:table-cell office:value-type="string" calcext:value-type="string">
            <text:p>PBS122</text:p>
          </table:table-cell>
          <table:table-cell office:value-type="currency" office:currency="USD" office:value="242.77" calcext:value-type="currency">
            <text:p>$242.77</text:p>
          </table:table-cell>
          <table:table-cell office:value-type="float" office:value="1" calcext:value-type="float">
            <text:p>1</text:p>
          </table:table-cell>
          <table:table-cell table:formula="of:=([.D57]*[.E57])*(1+[.$F$1])" office:value-type="currency" office:currency="USD" office:value="257.3362" calcext:value-type="currency">
            <text:p>$257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tform Mount for 1/2" Beamspli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H05</text:p>
          </table:table-cell>
          <table:table-cell office:value-type="currency" office:currency="USD" office:value="56.08" calcext:value-type="currency">
            <text:p>$56.08</text:p>
          </table:table-cell>
          <table:table-cell office:value-type="float" office:value="1" calcext:value-type="float">
            <text:p>1</text:p>
          </table:table-cell>
          <table:table-cell table:formula="of:=([.D58]*[.E58])*(1+[.$F$1])" office:value-type="currency" office:currency="USD" office:value="59.4448" calcext:value-type="currency">
            <text:p>$59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/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59]*[.E59])*(1+[.$F$1])" office:value-type="currency" office:currency="USD" office:value="25.3234" calcext:value-type="currency">
            <text:p>$25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D60]*[.E60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61]*[.E61])*(1+[.$F$1])" office:value-type="currency" office:currency="USD" office:value="6.3812" calcext:value-type="currency">
            <text:p>$6.3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57:.F61])" office:value-type="currency" office:currency="USD" office:value="348.4856" calcext:value-type="currency">
            <text:p>$348.49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Polarization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Ø1/2" Zero-Order Half-Wave Plate, Ø1" Mount, 78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WPH05M-780</text:p>
          </table:table-cell>
          <table:table-cell office:value-type="currency" office:currency="USD" office:value="542.76" calcext:value-type="currency">
            <text:p>$542.76</text:p>
          </table:table-cell>
          <table:table-cell office:value-type="float" office:value="1" calcext:value-type="float">
            <text:p>1</text:p>
          </table:table-cell>
          <table:table-cell table:formula="of:=([.D64]*[.E64])*(1+[.$F$1])" office:value-type="currency" office:currency="USD" office:value="575.3256" calcext:value-type="currency">
            <text:p>$57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1/2" Zero-Order Quarter-Wave Plate, Ø1" Mount, 78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WPQ05M-780</text:p>
          </table:table-cell>
          <table:table-cell office:value-type="currency" office:currency="USD" office:value="542.76" calcext:value-type="currency">
            <text:p>$542.76</text:p>
          </table:table-cell>
          <table:table-cell office:value-type="float" office:value="1" calcext:value-type="float">
            <text:p>1</text:p>
          </table:table-cell>
          <table:table-cell table:formula="of:=([.D65]*[.E65])*(1+[.$F$1])" office:value-type="currency" office:currency="USD" office:value="575.3256" calcext:value-type="currency">
            <text:p>$57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tion Mount for Ø1" (25.4 mm) Optic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RM1</text:p>
          </table:table-cell>
          <table:table-cell office:value-type="currency" office:currency="USD" office:value="109.65" calcext:value-type="currency">
            <text:p>$109.65</text:p>
          </table:table-cell>
          <table:table-cell office:value-type="float" office:value="2" calcext:value-type="float">
            <text:p>2</text:p>
          </table:table-cell>
          <table:table-cell table:formula="of:=([.D66]*[.E66])*(1+[.$F$1])" office:value-type="currency" office:currency="USD" office:value="232.458" calcext:value-type="currency">
            <text:p>$232.4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64:.F66])" office:value-type="currency" office:currency="USD" office:value="1383.1092" calcext:value-type="currency">
            <text:p>$1,383.11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Reflect 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4mm Dia. NIR, Precision Broadband Laser Mirror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45-597</text:p>
          </table:table-cell>
          <table:table-cell office:value-type="currency" office:currency="USD" office:value="170.66" calcext:value-type="currency">
            <text:p>$170.66</text:p>
          </table:table-cell>
          <table:table-cell office:value-type="float" office:value="1" calcext:value-type="float">
            <text:p>1</text:p>
          </table:table-cell>
          <table:table-cell table:formula="of:=([.D69]*[.E69])*(1+[.$F$1])" office:value-type="currency" office:currency="USD" office:value="180.8996" calcext:value-type="currency">
            <text:p>$180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ematic Mirror Mount for Ø1" Optics Post-Centered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M100CP</text:p>
          </table:table-cell>
          <table:table-cell office:value-type="currency" office:currency="USD" office:value="89.61" calcext:value-type="currency">
            <text:p>$89.61</text:p>
          </table:table-cell>
          <table:table-cell office:value-type="float" office:value="1" calcext:value-type="float">
            <text:p>1</text:p>
          </table:table-cell>
          <table:table-cell table:formula="of:=([.D70]*[.E70])*(1+[.$F$1])" office:value-type="currency" office:currency="USD" office:value="94.9866" calcext:value-type="currency">
            <text:p>$9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2"/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71]*[.E71])*(1+[.$F$1])" office:value-type="currency" office:currency="USD" office:value="25.3234" calcext:value-type="currency">
            <text:p>$25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D72]*[.E72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73]*[.E73])*(1+[.$F$1])" office:value-type="currency" office:currency="USD" office:value="6.3812" calcext:value-type="currency">
            <text:p>$6.3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69:.F73])" office:value-type="currency" office:currency="USD" office:value="307.5908" calcext:value-type="currency">
            <text:p>$307.59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Frequency Shi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OM 1.6 GHz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TEF-1500-100-780</text:p>
          </table:table-cell>
          <table:table-cell table:style-name="ce41" office:value-type="currency" office:currency="USD" office:value="7935" calcext:value-type="currency">
            <text:p>$7,935.00</text:p>
          </table:table-cell>
          <table:table-cell office:value-type="float" office:value="1" calcext:value-type="float">
            <text:p>1</text:p>
          </table:table-cell>
          <table:table-cell table:formula="of:=([.D76]*[.E76])*(1+[.$F$1])" office:value-type="currency" office:currency="USD" office:value="8411.1" calcext:value-type="currency">
            <text:p>$8,411.10</text:p>
          </table:table-cell>
          <table:table-cell office:value-type="string" calcext:value-type="string">
            <text:p>190 x 100 x 220 mm (7.5x4x8.7”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F power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FF-1500-B2-F1</text:p>
          </table:table-cell>
          <table:table-cell table:style-name="ce41" office:value-type="currency" office:currency="USD" office:value="5463" calcext:value-type="currency">
            <text:p>$5,463.00</text:p>
          </table:table-cell>
          <table:table-cell office:value-type="float" office:value="1" calcext:value-type="float">
            <text:p>1</text:p>
          </table:table-cell>
          <table:table-cell table:formula="of:=([.D77]*[.E77])*(1+[.$F$1])" office:value-type="currency" office:currency="USD" office:value="5790.78" calcext:value-type="currency">
            <text:p>$5,79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F cable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RF-SMA-SMA-1M</text:p>
          </table:table-cell>
          <table:table-cell table:style-name="ce41" office:value-type="currency" office:currency="USD" office:value="95" calcext:value-type="currency">
            <text:p>$95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 Form Lens, Ø1", f = 100.0 mm, AR Coating: 650 - 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BF41100-B</text:p>
          </table:table-cell>
          <table:table-cell office:value-type="currency" office:currency="USD" office:value="203.3" calcext:value-type="currency">
            <text:p>$203.30</text:p>
          </table:table-cell>
          <table:table-cell office:value-type="float" office:value="1" calcext:value-type="float">
            <text:p>1</text:p>
          </table:table-cell>
          <table:table-cell table:formula="of:=([.D79]*[.E79])*(1+[.$F$1])" office:value-type="currency" office:currency="USD" office:value="215.498" calcext:value-type="currency">
            <text:p>$215.50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80]*[.E80])*(1+[.$F$1])" office:value-type="currency" office:currency="USD" office:value="18.6772" calcext:value-type="currency">
            <text:p>$18.68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o-Concave Lens, Ø1/2", f = -25.0 mm, AR Coating: 650-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C1054-B</text:p>
          </table:table-cell>
          <table:table-cell office:value-type="currency" office:currency="USD" office:value="36.64" calcext:value-type="currency">
            <text:p>$36.64</text:p>
          </table:table-cell>
          <table:table-cell office:value-type="float" office:value="1" calcext:value-type="float">
            <text:p>1</text:p>
          </table:table-cell>
          <table:table-cell table:formula="of:=([.D81]*[.E81])*(1+[.$F$1])" office:value-type="currency" office:currency="USD" office:value="38.8384" calcext:value-type="currency">
            <text:p>$38.84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s Mount with Retaining Ring for Ø1/2" Optic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05</text:p>
          </table:table-cell>
          <table:table-cell office:value-type="currency" office:currency="USD" office:value="18.18" calcext:value-type="currency">
            <text:p>$18.18</text:p>
          </table:table-cell>
          <table:table-cell office:value-type="float" office:value="1" calcext:value-type="float">
            <text:p>1</text:p>
          </table:table-cell>
          <table:table-cell table:formula="of:=([.D82]*[.E82])*(1+[.$F$1])" office:value-type="currency" office:currency="USD" office:value="19.2708" calcext:value-type="currency">
            <text:p>$19.27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/>
          <table:table-cell office:value-type="currency" office:currency="USD" office:value="23.89" calcext:value-type="currency">
            <text:p>$23.89</text:p>
          </table:table-cell>
          <table:table-cell office:value-type="float" office:value="2" calcext:value-type="float">
            <text:p>2</text:p>
          </table:table-cell>
          <table:table-cell table:formula="of:=([.D83]*[.E83])*(1+[.$F$1])" office:value-type="currency" office:currency="USD" office:value="50.6468" calcext:value-type="currency">
            <text:p>$50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D84]*[.E84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2" calcext:value-type="float">
            <text:p>2</text:p>
          </table:table-cell>
          <table:table-cell table:formula="of:=([.D85]*[.E85])*(1+[.$F$1])" office:value-type="currency" office:currency="USD" office:value="12.7624" calcext:value-type="currency">
            <text:p>$12.7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/>
          <table:table-cell/>
          <table:table-cell table:style-name="ce56"/>
          <table:table-cell table:number-columns-repeated="1018"/>
        </table:table-row>
        <table:table-row table:style-name="ro1">
          <table:table-cell office:value-type="string" calcext:value-type="string">
            <text:p>25.4mm Dia. NIR, Precision Broadband Laser Mirror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45-597</text:p>
          </table:table-cell>
          <table:table-cell office:value-type="currency" office:currency="USD" office:value="170.66" calcext:value-type="currency">
            <text:p>$170.66</text:p>
          </table:table-cell>
          <table:table-cell office:value-type="float" office:value="1" calcext:value-type="float">
            <text:p>1</text:p>
          </table:table-cell>
          <table:table-cell table:formula="of:=([.D87]*[.E87])*(1+[.$F$1])" office:value-type="currency" office:currency="USD" office:value="180.8996" calcext:value-type="currency">
            <text:p>$180.90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ematic Mirror Mount for Ø1" Optics Post-Centered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M100CP</text:p>
          </table:table-cell>
          <table:table-cell office:value-type="currency" office:currency="USD" office:value="89.61" calcext:value-type="currency">
            <text:p>$89.61</text:p>
          </table:table-cell>
          <table:table-cell office:value-type="float" office:value="1" calcext:value-type="float">
            <text:p>1</text:p>
          </table:table-cell>
          <table:table-cell table:formula="of:=([.D88]*[.E88])*(1+[.$F$1])" office:value-type="currency" office:currency="USD" office:value="94.9866" calcext:value-type="currency">
            <text:p>$94.99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st Form Lens, Ø1", f = 75.0 mm, AR Coating: 650 - 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BF41075-B</text:p>
          </table:table-cell>
          <table:table-cell office:value-type="currency" office:currency="USD" office:value="203.3" calcext:value-type="currency">
            <text:p>$203.30</text:p>
          </table:table-cell>
          <table:table-cell office:value-type="float" office:value="1" calcext:value-type="float">
            <text:p>1</text:p>
          </table:table-cell>
          <table:table-cell table:formula="of:=([.D89]*[.E89])*(1+[.$F$1])" office:value-type="currency" office:currency="USD" office:value="215.498" calcext:value-type="currency">
            <text:p>$215.50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90]*[.E90])*(1+[.$F$1])" office:value-type="currency" office:currency="USD" office:value="18.6772" calcext:value-type="currency">
            <text:p>$18.68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2"/>
          <table:table-cell office:value-type="currency" office:currency="USD" office:value="23.89" calcext:value-type="currency">
            <text:p>$23.89</text:p>
          </table:table-cell>
          <table:table-cell office:value-type="float" office:value="2" calcext:value-type="float">
            <text:p>2</text:p>
          </table:table-cell>
          <table:table-cell table:formula="of:=([.D91]*[.E91])*(1+[.$F$1])" office:value-type="currency" office:currency="USD" office:value="50.6468" calcext:value-type="currency">
            <text:p>$50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D92]*[.E92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2" calcext:value-type="float">
            <text:p>2</text:p>
          </table:table-cell>
          <table:table-cell table:formula="of:=([.D93]*[.E93])*(1+[.$F$1])" office:value-type="currency" office:currency="USD" office:value="12.7624" calcext:value-type="currency">
            <text:p>$12.7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/>
          <table:table-cell table:number-columns-repeated="1020"/>
        </table:table-row>
        <table:table-row table:style-name="ro1">
          <table:table-cell office:value-type="string" calcext:value-type="string">
            <text:p>Spherical concave mirror, effective focal length 76.2mm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73-002</text:p>
          </table:table-cell>
          <table:table-cell office:value-type="currency" office:currency="USD" office:value="159" calcext:value-type="currency">
            <text:p>$159.00</text:p>
          </table:table-cell>
          <table:table-cell office:value-type="float" office:value="1" calcext:value-type="float">
            <text:p>1</text:p>
          </table:table-cell>
          <table:table-cell table:formula="of:=([.D95]*[.E95])*(1+[.$F$1])" office:value-type="currency" office:currency="USD" office:value="168.54" calcext:value-type="currency">
            <text:p>$168.54</text:p>
          </table:table-cell>
          <table:table-cell office:value-type="string" calcext:value-type="string">
            <text:p>Instead of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96]*[.E96])*(1+[.$F$1])" office:value-type="currency" office:currency="USD" office:value="18.6772" calcext:value-type="currency">
            <text:p>$1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2"/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97]*[.E97])*(1+[.$F$1])" office:value-type="currency" office:currency="USD" office:value="25.3234" calcext:value-type="currency">
            <text:p>$25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D98]*[.E98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99]*[.E99])*(1+[.$F$1])" office:value-type="currency" office:currency="USD" office:value="6.3812" calcext:value-type="currency">
            <text:p>$6.3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([.D100]*[.E100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nted Zero-Aperture Iris, Ø12.0 mm Max Aperture, TR3 Pos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ID12Z</text:p>
          </table:table-cell>
          <table:table-cell office:value-type="currency" office:currency="USD" office:value="82.43" calcext:value-type="currency">
            <text:p>$82.43</text:p>
          </table:table-cell>
          <table:table-cell/>
          <table:table-cell table:formula="of:=([.D101]*[.E101])*(1+[.$F$1])" office:value-type="currency" office:currency="USD" office:value="0" calcext:value-type="currency">
            <text:p>$0.00</text:p>
          </table:table-cell>
          <table:table-cell office:value-type="string" calcext:value-type="string">
            <text:p>beam block AO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76:.F101])" office:value-type="currency" office:currency="USD" office:value="15349.966" calcext:value-type="currency">
            <text:p>$15,349.97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Power 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detector free space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20C</text:p>
          </table:table-cell>
          <table:table-cell office:value-type="currency" office:currency="USD" office:value="381.34" calcext:value-type="currency">
            <text:p>$381.34</text:p>
          </table:table-cell>
          <table:table-cell office:value-type="float" office:value="2" calcext:value-type="float">
            <text:p>2</text:p>
          </table:table-cell>
          <table:table-cell table:formula="of:=([.D104]*[.E104])*(1+[.$F$1])" office:value-type="currency" office:currency="USD" office:value="808.4408" calcext:value-type="currency">
            <text:p>$808.44</text:p>
          </table:table-cell>
          <table:table-cell office:value-type="string" calcext:value-type="string">
            <text:p>Faraday rot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Meter Interface with USB, RS232, UART, Analog Ou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1</text:p>
          </table:table-cell>
          <table:table-cell office:value-type="currency" office:currency="USD" office:value="568.63" calcext:value-type="currency">
            <text:p>$568.63</text:p>
          </table:table-cell>
          <table:table-cell table:style-name="ce60" office:value-type="float" office:value="2" calcext:value-type="float">
            <text:p>2</text:p>
          </table:table-cell>
          <table:table-cell table:formula="of:=([.D105]*[.E105])*(1+[.$F$1])" office:value-type="currency" office:currency="USD" office:value="1205.4956" calcext:value-type="currency">
            <text:p>$1,20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/>
          <table:table-cell office:value-type="currency" office:currency="USD" office:value="23.89" calcext:value-type="currency">
            <text:p>$23.89</text:p>
          </table:table-cell>
          <table:table-cell office:value-type="float" office:value="2" calcext:value-type="float">
            <text:p>2</text:p>
          </table:table-cell>
          <table:table-cell table:formula="of:=([.D106]*[.E106])*(1+[.$F$1])" office:value-type="currency" office:currency="USD" office:value="50.6468" calcext:value-type="currency">
            <text:p>$50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holder</text:p>
          </table:table-cell>
          <table:table-cell office:value-type="string" calcext:value-type="string">
            <text:p>Thorlab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107]*[.E107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04:.F107])" office:value-type="currency" office:currency="USD" office:value="2064.5832" calcext:value-type="currency">
            <text:p>$2,064.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Balanced P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office:value-type="float" office:value="1" calcext:value-type="float">
            <text:p>1</text:p>
          </table:table-cell>
          <table:table-cell table:formula="of:=([.D111]*[.E111])*(1+[.$F$1])" office:value-type="currency" office:currency="USD" office:value="1329.187" calcext:value-type="currency">
            <text:p>$1,329.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11:.F112])" office:value-type="currency" office:currency="USD" office:value="1329.187" calcext:value-type="currency">
            <text:p>$1,329.19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Entangled Photon Ghost Spectroscopy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iber-coupled waveguide entangled photons Type-0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WGCO-1560</text:p>
          </table:table-cell>
          <table:table-cell office:value-type="currency" office:currency="USD" office:value="11354" calcext:value-type="currency">
            <text:p>$11,354.00</text:p>
          </table:table-cell>
          <table:table-cell office:value-type="float" office:value="1" calcext:value-type="float">
            <text:p>1</text:p>
          </table:table-cell>
          <table:table-cell table:formula="of:=([.D115]*[.E115])*(1+[.$F$1])" office:value-type="currency" office:currency="USD" office:value="12035.24" calcext:value-type="currency">
            <text:p>$12,035.24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Temperature controller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OC3</text:p>
          </table:table-cell>
          <table:table-cell office:value-type="currency" office:currency="USD" office:value="1514" calcext:value-type="currency">
            <text:p>$1,514.00</text:p>
          </table:table-cell>
          <table:table-cell office:value-type="float" office:value="1" calcext:value-type="float">
            <text:p>1</text:p>
          </table:table-cell>
          <table:table-cell table:formula="of:=([.D116]*[.E116])*(1+[.$F$1])" office:value-type="currency" office:currency="USD" office:value="1604.84" calcext:value-type="currency">
            <text:p>$1,604.84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45 deg Faraday rotator</text:p>
          </table:table-cell>
          <table:table-cell office:value-type="string" calcext:value-type="string">
            <text:p>Ozoptcs</text:p>
          </table:table-cell>
          <table:table-cell office:value-type="string" calcext:value-type="string">
            <text:p>FOR-11P-780-5/125-P-P-40-SCA-3-1</text:p>
          </table:table-cell>
          <table:table-cell table:style-name="ce42" office:value-type="currency" office:currency="USD" office:value="500" calcext:value-type="currency">
            <text:p>$500.00</text:p>
          </table:table-cell>
          <table:table-cell office:value-type="float" office:value="1" calcext:value-type="float">
            <text:p>1</text:p>
          </table:table-cell>
          <table:table-cell table:formula="of:=([.D117]*[.E117])*(1+[.$F$1])" office:value-type="currency" office:currency="USD" office:value="530" calcext:value-type="currency">
            <text:p>$53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x2 PM Coupler, 780 ± 15 nm, 50:50 Split, ≥18 dB PER, FC/APC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N780R5A2</text:p>
          </table:table-cell>
          <table:table-cell table:style-name="ce42" office:value-type="currency" office:currency="USD" office:value="681.29" calcext:value-type="currency">
            <text:p>$681.29</text:p>
          </table:table-cell>
          <table:table-cell office:value-type="float" office:value="1" calcext:value-type="float">
            <text:p>1</text:p>
          </table:table-cell>
          <table:table-cell table:formula="of:=([.D118]*[.E118])*(1+[.$F$1])" office:value-type="currency" office:currency="USD" office:value="722.1674" calcext:value-type="currency">
            <text:p>$722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tylene CO reference cell pigtailed FC/APC</text:p>
          </table:table-cell>
          <table:table-cell office:value-type="string" calcext:value-type="string">
            <text:p>Wavelength References</text:p>
          </table:table-cell>
          <table:table-cell office:value-type="string" calcext:value-type="string">
            <text:p>C2H2-12-H(3)-200-FCAPC</text:p>
          </table:table-cell>
          <table:table-cell office:value-type="currency" office:currency="USD" office:value="1250" calcext:value-type="currency">
            <text:p>$1,250.00</text:p>
          </table:table-cell>
          <table:table-cell table:style-name="ce60" office:value-type="float" office:value="1" calcext:value-type="float">
            <text:p>1</text:p>
          </table:table-cell>
          <table:table-cell table:formula="of:=([.D119]*[.E119])*(1+[.$F$1])" office:value-type="currency" office:currency="USD" office:value="1325" calcext:value-type="currency">
            <text:p>$1,325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tal Tunable Bandpass Filter, 1527 - 1567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OF1550</text:p>
          </table:table-cell>
          <table:table-cell office:value-type="currency" office:currency="USD" office:value="5136" calcext:value-type="currency">
            <text:p>$5,136.00</text:p>
          </table:table-cell>
          <table:table-cell office:value-type="float" office:value="1" calcext:value-type="float">
            <text:p>1</text:p>
          </table:table-cell>
          <table:table-cell table:formula="of:=([.D120]*[.E120])*(1+[.$F$1])" office:value-type="currency" office:currency="USD" office:value="5444.16" calcext:value-type="currency">
            <text:p>$5,444.16</text:p>
          </table:table-cell>
          <table:table-cell office:value-type="string" calcext:value-type="string">
            <text:p>About 0.5 nm iso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D Geiger mode</text:p>
          </table:table-cell>
          <table:table-cell table:number-columns-repeated="2"/>
          <table:table-cell table:style-name="ce42" office:value-type="currency" office:currency="USD" office:value="20000" calcext:value-type="currency">
            <text:p>$20,000.00</text:p>
          </table:table-cell>
          <table:table-cell office:value-type="float" office:value="2" calcext:value-type="float">
            <text:p>2</text:p>
          </table:table-cell>
          <table:table-cell table:formula="of:=([.D121]*[.E121])*(1+[.$F$1])" office:value-type="currency" office:currency="USD" office:value="42400" calcext:value-type="currency">
            <text:p>$42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tagger</text:p>
          </table:table-cell>
          <table:table-cell office:value-type="string" calcext:value-type="string">
            <text:p>quTools</text:p>
          </table:table-cell>
          <table:table-cell office:value-type="string" calcext:value-type="string">
            <text:p>QuTag-LC</text:p>
          </table:table-cell>
          <table:table-cell office:value-type="currency" office:currency="USD" office:value="7000" calcext:value-type="currency">
            <text:p>$7,000.00</text:p>
          </table:table-cell>
          <table:table-cell office:value-type="float" office:value="1" calcext:value-type="float">
            <text:p>1</text:p>
          </table:table-cell>
          <table:table-cell table:formula="of:=([.D122]*[.E122])*(1+[.$F$1])" office:value-type="currency" office:currency="USD" office:value="7420" calcext:value-type="currency">
            <text:p>$7,42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cal channel performance monitor</text:p>
          </table:table-cell>
          <table:table-cell office:value-type="string" calcext:value-type="string">
            <text:p>Bayspec</text:p>
          </table:table-cell>
          <table:table-cell office:value-type="string" calcext:value-type="string">
            <text:p>OCPM-100-080-1510-FA</text:p>
          </table:table-cell>
          <table:table-cell office:value-type="currency" office:currency="USD" office:value="5980" calcext:value-type="currency">
            <text:p>$5,980.00</text:p>
          </table:table-cell>
          <table:table-cell office:value-type="float" office:value="1" calcext:value-type="float">
            <text:p>1</text:p>
          </table:table-cell>
          <table:table-cell table:formula="of:=([.D123]*[.E123])*(1+[.$F$1])" office:value-type="currency" office:currency="USD" office:value="6338.8" calcext:value-type="currency">
            <text:p>$6,338.8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15:.F123])" office:value-type="currency" office:currency="USD" office:value="77820.2074" calcext:value-type="currency">
            <text:p>$77,820.2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Data Acqui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illoscope or Digiti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CH Digitizer, 1.5 Gsa/s, 500 MHz BW, 16 Digital CH</text:p>
          </table:table-cell>
          <table:table-cell office:value-type="string" calcext:value-type="string">
            <text:p>PicoTechnology</text:p>
          </table:table-cell>
          <table:table-cell office:value-type="string" calcext:value-type="string">
            <text:p>PicoScope 3418E MSO</text:p>
          </table:table-cell>
          <table:table-cell office:value-type="currency" office:currency="USD" office:value="5475" calcext:value-type="currency">
            <text:p>$5,475.00</text:p>
          </table:table-cell>
          <table:table-cell office:value-type="float" office:value="1" calcext:value-type="float">
            <text:p>1</text:p>
          </table:table-cell>
          <table:table-cell table:formula="of:=([.D130]*[.E130])*(1+[.$F$1])" office:value-type="currency" office:currency="USD" office:value="5803.5" calcext:value-type="currency">
            <text:p>$5,803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 Laptop</text:p>
          </table:table-cell>
          <table:table-cell table:number-columns-repeated="2"/>
          <table:table-cell office:value-type="currency" office:currency="USD" office:value="800" calcext:value-type="currency">
            <text:p>$800.00</text:p>
          </table:table-cell>
          <table:table-cell office:value-type="float" office:value="1" calcext:value-type="float">
            <text:p>1</text:p>
          </table:table-cell>
          <table:table-cell table:formula="of:=([.D131]*[.E131])*(1+[.$F$1])" office:value-type="currency" office:currency="USD" office:value="848" calcext:value-type="currency">
            <text:p>$848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 Hub</text:p>
          </table:table-cell>
          <table:table-cell table:number-columns-repeated="2"/>
          <table:table-cell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([.D132]*[.E132])*(1+[.$F$1])" office:value-type="currency" office:currency="USD" office:value="106" calcext:value-type="currency">
            <text:p>$106.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30:.F132])" office:value-type="currency" office:currency="USD" office:value="6757.5" calcext:value-type="currency">
            <text:p>$6,757.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Accesso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R Detector Card, 700 - 140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VRC7</text:p>
          </table:table-cell>
          <table:table-cell office:value-type="currency" office:currency="USD" office:value="128.1" calcext:value-type="currency">
            <text:p>$128.10</text:p>
          </table:table-cell>
          <table:table-cell office:value-type="float" office:value="2" calcext:value-type="float">
            <text:p>2</text:p>
          </table:table-cell>
          <table:table-cell table:formula="of:=([.D136]*[.E136])*(1+[.$F$1])" office:value-type="currency" office:currency="USD" office:value="271.572" calcext:value-type="currency">
            <text:p>$27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er safety goggles, OD &gt; 5 780 nm, OD&gt;1.5 for 1110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12-728 <text:s text:c="2"/>12-711</text:p>
          </table:table-cell>
          <table:table-cell office:value-type="currency" office:currency="USD" office:value="280" calcext:value-type="currency">
            <text:p>$280.00</text:p>
          </table:table-cell>
          <table:table-cell office:value-type="float" office:value="2" calcext:value-type="float">
            <text:p>2</text:p>
          </table:table-cell>
          <table:table-cell table:formula="of:=([.D137]*[.E137])*(1+[.$F$1])" office:value-type="currency" office:currency="USD" office:value="593.6" calcext:value-type="currency">
            <text:p>$593.60</text:p>
          </table:table-cell>
          <table:table-cell office:value-type="string" calcext:value-type="string">
            <text:p>one of each frame sty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S165MU</text:p>
          </table:table-cell>
          <table:table-cell office:value-type="currency" office:currency="USD" office:value="479.86" calcext:value-type="currency">
            <text:p>$479.86</text:p>
          </table:table-cell>
          <table:table-cell table:style-name="ce60" office:value-type="float" office:value="1" calcext:value-type="float">
            <text:p>1</text:p>
          </table:table-cell>
          <table:table-cell table:formula="of:=([.D138]*[.E138])*(1+[.$F$1])" office:value-type="currency" office:currency="USD" office:value="508.6516" calcext:value-type="currency">
            <text:p>$508.6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6" office:value-type="string" calcext:value-type="string">
            <text:p>SUBTOTAL</text:p>
          </table:table-cell>
          <table:table-cell/>
          <table:table-cell table:style-name="ce56" table:formula="of:=SUM([.F136:.F138])" office:value-type="currency" office:currency="USD" office:value="1373.8236" calcext:value-type="currency">
            <text:p>$1,373.8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56" office:value-type="string" calcext:value-type="string">
            <text:p>TOTAL</text:p>
          </table:table-cell>
          <table:table-cell/>
          <table:table-cell table:style-name="ce56" table:formula="of:=[.F7]+[.F12]+[.F27]+[.F34]+[.F46]+[.F54]+[.F62]+[.F67]+[.F74]+[.F102]+[.F108]+[.F113]+[.F126]+[.F133]+[.F139]" office:value-type="currency" office:currency="USD" office:value="121643.9994" calcext:value-type="currency">
            <text:p>$121,644.00</text:p>
          </table:table-cell>
          <table:table-cell table:number-columns-repeated="1018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0:14:53.418061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2:41:39.923879131</meta:creation-date>
    <dc:date>2025-07-15T10:23:31.382746018</dc:date>
    <meta:editing-duration>P8DT12H36M6S</meta:editing-duration>
    <meta:editing-cycles>100</meta:editing-cycles>
    <meta:generator>LibreOffice/7.0.4.2$Linux_X86_64 LibreOffice_project/00$Build-2</meta:generator>
    <meta:document-statistic meta:table-count="5" meta:cell-count="1209" meta:object-count="0"/>
  </office:meta>
</office:document-meta>
</file>